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language="fr" fo:country="FR" officeooo:paragraph-rsid="00112d0d"/>
    </style:style>
    <style:style style:name="P2" style:family="paragraph" style:parent-style-name="Text_20_body">
      <style:text-properties fo:language="fr" fo:country="FR" officeooo:paragraph-rsid="00112d0d"/>
    </style:style>
    <style:style style:name="P3" style:family="paragraph" style:parent-style-name="Text_20_body">
      <style:text-properties fo:language="fr" fo:country="FR" officeooo:paragraph-rsid="0012625e"/>
    </style:style>
    <style:style style:name="P4" style:family="paragraph" style:parent-style-name="Text_20_body">
      <style:text-properties fo:language="fr" fo:country="FR"/>
    </style:style>
    <style:style style:name="P5" style:family="paragraph" style:parent-style-name="Text_20_body">
      <style:text-properties fo:language="fr" fo:country="FR" officeooo:paragraph-rsid="00145d49"/>
    </style:style>
    <style:style style:name="P6" style:family="paragraph" style:parent-style-name="Text_20_body">
      <style:text-properties fo:language="fr" fo:country="FR" officeooo:paragraph-rsid="00154494"/>
    </style:style>
    <style:style style:name="P7" style:family="paragraph" style:parent-style-name="Text_20_body">
      <style:text-properties officeooo:paragraph-rsid="00112d0d"/>
    </style:style>
    <style:style style:name="P8" style:family="paragraph" style:parent-style-name="Text_20_body">
      <style:text-properties officeooo:paragraph-rsid="00145d49"/>
    </style:style>
    <style:style style:name="P9" style:family="paragraph" style:parent-style-name="Text_20_body">
      <style:text-properties officeooo:paragraph-rsid="00154494"/>
    </style:style>
    <style:style style:name="P10" style:family="paragraph" style:parent-style-name="Text_20_body">
      <style:text-properties fo:color="#000000" loext:opacity="100%" fo:font-size="12pt" fo:language="fr" fo:country="FR" fo:font-weight="bold" officeooo:rsid="0018d277" officeooo:paragraph-rsid="00112d0d" fo:background-color="#ffff00" style:font-size-asian="12pt" style:font-weight-asian="bold" style:font-size-complex="12pt" style:font-weight-complex="bold"/>
    </style:style>
    <style:style style:name="P11" style:family="paragraph" style:parent-style-name="Text_20_body">
      <style:text-properties fo:color="#000000" loext:opacity="100%" fo:language="fr" fo:country="FR" fo:font-style="italic" style:text-underline-style="solid" style:text-underline-width="auto" style:text-underline-color="font-color" officeooo:rsid="001bab9d" officeooo:paragraph-rsid="001bab9d" style:font-style-asian="italic" style:font-style-complex="italic"/>
    </style:style>
    <style:style style:name="P12" style:family="paragraph" style:parent-style-name="Text_20_body">
      <style:text-properties fo:font-size="12pt" fo:font-weight="bold" officeooo:rsid="0018d277" officeooo:paragraph-rsid="00112d0d" style:font-size-asian="12pt" style:font-weight-asian="bold" style:font-size-complex="12pt" style:font-weight-complex="bold"/>
    </style:style>
    <style:style style:name="P13" style:family="paragraph" style:parent-style-name="Text_20_body">
      <style:text-properties fo:font-size="12pt" fo:language="fr" fo:country="FR" fo:font-weight="bold" officeooo:rsid="0018d277" officeooo:paragraph-rsid="00112d0d" style:font-size-asian="12pt" style:font-weight-asian="bold" style:font-size-complex="12pt" style:font-weight-complex="bold"/>
    </style:style>
    <style:style style:name="P14" style:family="paragraph" style:parent-style-name="Text_20_body">
      <style:text-properties officeooo:paragraph-rsid="00166194"/>
    </style:style>
    <style:style style:name="P15" style:family="paragraph" style:parent-style-name="Heading_20_3">
      <style:paragraph-properties fo:text-align="start" style:justify-single-word="false"/>
      <style:text-properties fo:language="fr" fo:country="FR" officeooo:paragraph-rsid="00112d0d"/>
    </style:style>
    <style:style style:name="P16" style:family="paragraph" style:parent-style-name="Heading_20_3">
      <style:paragraph-properties fo:text-align="start" style:justify-single-word="false"/>
      <style:text-properties fo:font-size="18pt" fo:language="fr" fo:country="FR" officeooo:paragraph-rsid="00112d0d" style:font-size-asian="18pt" style:font-size-complex="18pt"/>
    </style:style>
    <style:style style:name="P17" style:family="paragraph" style:parent-style-name="Heading_20_4">
      <style:text-properties fo:language="fr" fo:country="FR" officeooo:paragraph-rsid="00112d0d"/>
    </style:style>
    <style:style style:name="P18" style:family="paragraph" style:parent-style-name="Heading_20_4">
      <style:text-properties fo:language="fr" fo:country="FR"/>
    </style:style>
    <style:style style:name="P19" style:family="paragraph" style:parent-style-name="Heading_20_4">
      <style:text-properties fo:language="fr" fo:country="FR" officeooo:paragraph-rsid="0012625e"/>
    </style:style>
    <style:style style:name="P20" style:family="paragraph" style:parent-style-name="Heading_20_4">
      <style:text-properties fo:language="fr" fo:country="FR" officeooo:paragraph-rsid="00145d49"/>
    </style:style>
    <style:style style:name="P21" style:family="paragraph" style:parent-style-name="Heading_20_4">
      <style:text-properties fo:language="fr" fo:country="FR" fo:font-weight="bold" officeooo:paragraph-rsid="00112d0d" style:font-weight-asian="bold" style:font-weight-complex="bold"/>
    </style:style>
    <style:style style:name="P22" style:family="paragraph" style:parent-style-name="Heading_20_4">
      <style:text-properties fo:language="fr" fo:country="FR" fo:font-weight="bold" officeooo:paragraph-rsid="00154494" style:font-weight-asian="bold" style:font-weight-complex="bold"/>
    </style:style>
    <style:style style:name="P23" style:family="paragraph" style:parent-style-name="Heading_20_4">
      <style:text-properties fo:language="fr" fo:country="FR" officeooo:paragraph-rsid="00154494"/>
    </style:style>
    <style:style style:name="P24" style:family="paragraph" style:parent-style-name="Heading_20_4">
      <style:text-properties officeooo:paragraph-rsid="00112d0d"/>
    </style:style>
    <style:style style:name="P25" style:family="paragraph" style:parent-style-name="Heading_20_4">
      <style:text-properties fo:font-weight="bold" officeooo:paragraph-rsid="00166194" style:font-weight-asian="bold" style:font-weight-complex="bold"/>
    </style:style>
    <style:style style:name="P26" style:family="paragraph" style:parent-style-name="Standard">
      <style:paragraph-properties fo:text-align="start" style:justify-single-word="false"/>
      <style:text-properties fo:language="fr" fo:country="FR" officeooo:paragraph-rsid="00112d0d"/>
    </style:style>
    <style:style style:name="P27" style:family="paragraph" style:parent-style-name="Standard">
      <style:paragraph-properties fo:text-align="start" style:justify-single-word="false"/>
      <style:text-properties fo:language="fr" fo:country="FR" officeooo:paragraph-rsid="001f89e0"/>
    </style:style>
    <style:style style:name="P28" style:family="paragraph" style:parent-style-name="Standard">
      <style:paragraph-properties fo:text-align="start" style:justify-single-word="false"/>
      <style:text-properties fo:font-size="18pt" fo:language="fr" fo:country="FR" fo:font-weight="bold" officeooo:paragraph-rsid="001f89e0" style:font-size-asian="18pt" style:font-weight-asian="bold" style:font-size-complex="18pt" style:font-weight-complex="bold"/>
    </style:style>
    <style:style style:name="P29" style:family="paragraph" style:parent-style-name="Text_20_body" style:list-style-name="L1"/>
    <style:style style:name="P30" style:family="paragraph" style:parent-style-name="Text_20_body" style:list-style-name="L1">
      <style:paragraph-properties fo:margin-top="0in" fo:margin-bottom="0in" style:contextual-spacing="false"/>
    </style:style>
    <style:style style:name="P31" style:family="paragraph" style:parent-style-name="Text_20_body" style:list-style-name="L2">
      <style:paragraph-properties fo:margin-top="0in" fo:margin-bottom="0in" style:contextual-spacing="false"/>
      <style:text-properties officeooo:paragraph-rsid="00112d0d"/>
    </style:style>
    <style:style style:name="P32" style:family="paragraph" style:parent-style-name="Text_20_body" style:list-style-name="L2">
      <style:text-properties officeooo:paragraph-rsid="00112d0d"/>
    </style:style>
    <style:style style:name="P33" style:family="paragraph" style:parent-style-name="Text_20_body" style:list-style-name="L2">
      <style:paragraph-properties fo:margin-top="0in" fo:margin-bottom="0in" style:contextual-spacing="false"/>
      <style:text-properties fo:language="fr" fo:country="FR" officeooo:paragraph-rsid="00112d0d"/>
    </style:style>
    <style:style style:name="P34" style:family="paragraph" style:parent-style-name="Text_20_body" style:list-style-name="L3">
      <style:paragraph-properties fo:margin-top="0in" fo:margin-bottom="0in" style:contextual-spacing="false"/>
      <style:text-properties fo:language="fr" fo:country="FR" officeooo:paragraph-rsid="00112d0d"/>
    </style:style>
    <style:style style:name="P35" style:family="paragraph" style:parent-style-name="Text_20_body" style:list-style-name="L3">
      <style:text-properties fo:language="fr" fo:country="FR" officeooo:paragraph-rsid="00112d0d"/>
    </style:style>
    <style:style style:name="P36" style:family="paragraph" style:parent-style-name="Text_20_body" style:list-style-name="L4">
      <style:paragraph-properties fo:margin-top="0in" fo:margin-bottom="0in" style:contextual-spacing="false"/>
      <style:text-properties fo:language="fr" fo:country="FR" officeooo:paragraph-rsid="00112d0d"/>
    </style:style>
    <style:style style:name="P37" style:family="paragraph" style:parent-style-name="Text_20_body" style:list-style-name="L4">
      <style:text-properties fo:language="fr" fo:country="FR" officeooo:paragraph-rsid="00112d0d"/>
    </style:style>
    <style:style style:name="P38" style:family="paragraph" style:parent-style-name="Text_20_body" style:list-style-name="L5">
      <style:paragraph-properties fo:margin-top="0in" fo:margin-bottom="0in" style:contextual-spacing="false"/>
      <style:text-properties fo:language="fr" fo:country="FR" officeooo:paragraph-rsid="00112d0d"/>
    </style:style>
    <style:style style:name="P39" style:family="paragraph" style:parent-style-name="Text_20_body" style:list-style-name="L5">
      <style:text-properties fo:language="fr" fo:country="FR" officeooo:paragraph-rsid="00112d0d"/>
    </style:style>
    <style:style style:name="P40" style:family="paragraph" style:parent-style-name="Text_20_body" style:list-style-name="L6">
      <style:paragraph-properties fo:margin-top="0in" fo:margin-bottom="0in" style:contextual-spacing="false"/>
      <style:text-properties fo:language="fr" fo:country="FR" officeooo:paragraph-rsid="00112d0d"/>
    </style:style>
    <style:style style:name="P41" style:family="paragraph" style:parent-style-name="Text_20_body" style:list-style-name="L6">
      <style:text-properties fo:language="fr" fo:country="FR" officeooo:paragraph-rsid="00112d0d"/>
    </style:style>
    <style:style style:name="P42" style:family="paragraph" style:parent-style-name="Text_20_body" style:list-style-name="L7">
      <style:paragraph-properties fo:margin-top="0in" fo:margin-bottom="0in" style:contextual-spacing="false"/>
      <style:text-properties fo:language="fr" fo:country="FR" officeooo:paragraph-rsid="00112d0d"/>
    </style:style>
    <style:style style:name="P43" style:family="paragraph" style:parent-style-name="Text_20_body" style:list-style-name="L7">
      <style:text-properties fo:language="fr" fo:country="FR" officeooo:paragraph-rsid="00112d0d"/>
    </style:style>
    <style:style style:name="P44" style:family="paragraph" style:parent-style-name="Text_20_body" style:list-style-name="L9">
      <style:paragraph-properties fo:margin-top="0in" fo:margin-bottom="0in" style:contextual-spacing="false"/>
      <style:text-properties fo:language="fr" fo:country="FR" officeooo:paragraph-rsid="00112d0d"/>
    </style:style>
    <style:style style:name="P45" style:family="paragraph" style:parent-style-name="Text_20_body" style:list-style-name="L9">
      <style:text-properties fo:language="fr" fo:country="FR" officeooo:paragraph-rsid="00112d0d"/>
    </style:style>
    <style:style style:name="P46" style:family="paragraph" style:parent-style-name="Text_20_body" style:list-style-name="L10">
      <style:paragraph-properties fo:margin-top="0in" fo:margin-bottom="0in" style:contextual-spacing="false"/>
      <style:text-properties fo:language="fr" fo:country="FR" officeooo:paragraph-rsid="00112d0d"/>
    </style:style>
    <style:style style:name="P47" style:family="paragraph" style:parent-style-name="Text_20_body" style:list-style-name="L10">
      <style:text-properties fo:language="fr" fo:country="FR" officeooo:paragraph-rsid="00112d0d"/>
    </style:style>
    <style:style style:name="P48" style:family="paragraph" style:parent-style-name="Text_20_body" style:list-style-name="L11">
      <style:paragraph-properties fo:margin-top="0in" fo:margin-bottom="0in" style:contextual-spacing="false"/>
      <style:text-properties fo:language="fr" fo:country="FR" officeooo:paragraph-rsid="00112d0d"/>
    </style:style>
    <style:style style:name="P49" style:family="paragraph" style:parent-style-name="Text_20_body" style:list-style-name="L11">
      <style:text-properties fo:language="fr" fo:country="FR" officeooo:paragraph-rsid="00112d0d"/>
    </style:style>
    <style:style style:name="P50" style:family="paragraph" style:parent-style-name="Text_20_body" style:list-style-name="L12">
      <style:paragraph-properties fo:margin-top="0in" fo:margin-bottom="0in" style:contextual-spacing="false"/>
      <style:text-properties fo:language="fr" fo:country="FR" officeooo:paragraph-rsid="00112d0d"/>
    </style:style>
    <style:style style:name="P51" style:family="paragraph" style:parent-style-name="Text_20_body" style:list-style-name="L13">
      <style:text-properties fo:language="fr" fo:country="FR" officeooo:paragraph-rsid="00112d0d"/>
    </style:style>
    <style:style style:name="P52" style:family="paragraph" style:parent-style-name="Text_20_body" style:list-style-name="L15">
      <style:paragraph-properties fo:margin-top="0in" fo:margin-bottom="0in" style:contextual-spacing="false"/>
      <style:text-properties fo:language="fr" fo:country="FR" officeooo:paragraph-rsid="00112d0d"/>
    </style:style>
    <style:style style:name="P53" style:family="paragraph" style:parent-style-name="Text_20_body" style:list-style-name="L15">
      <style:text-properties fo:language="fr" fo:country="FR" officeooo:paragraph-rsid="00112d0d"/>
    </style:style>
    <style:style style:name="P54" style:family="paragraph" style:parent-style-name="Text_20_body" style:list-style-name="L16">
      <style:paragraph-properties fo:margin-top="0in" fo:margin-bottom="0in" style:contextual-spacing="false"/>
      <style:text-properties fo:language="fr" fo:country="FR" officeooo:paragraph-rsid="00112d0d"/>
    </style:style>
    <style:style style:name="P55" style:family="paragraph" style:parent-style-name="Text_20_body" style:list-style-name="L16">
      <style:text-properties fo:language="fr" fo:country="FR" officeooo:paragraph-rsid="00112d0d"/>
    </style:style>
    <style:style style:name="P56" style:family="paragraph" style:parent-style-name="Text_20_body" style:list-style-name="L17">
      <style:paragraph-properties fo:margin-top="0in" fo:margin-bottom="0in" style:contextual-spacing="false"/>
      <style:text-properties fo:language="fr" fo:country="FR" officeooo:paragraph-rsid="00112d0d"/>
    </style:style>
    <style:style style:name="P57" style:family="paragraph" style:parent-style-name="Text_20_body" style:list-style-name="L17">
      <style:text-properties fo:language="fr" fo:country="FR" officeooo:paragraph-rsid="00112d0d"/>
    </style:style>
    <style:style style:name="P58" style:family="paragraph" style:parent-style-name="Text_20_body" style:list-style-name="L18">
      <style:paragraph-properties fo:margin-top="0in" fo:margin-bottom="0in" style:contextual-spacing="false"/>
      <style:text-properties fo:language="fr" fo:country="FR" officeooo:paragraph-rsid="00112d0d"/>
    </style:style>
    <style:style style:name="P59" style:family="paragraph" style:parent-style-name="Text_20_body" style:list-style-name="L18">
      <style:text-properties fo:language="fr" fo:country="FR" officeooo:paragraph-rsid="00112d0d"/>
    </style:style>
    <style:style style:name="P60" style:family="paragraph" style:parent-style-name="Text_20_body" style:list-style-name="L20">
      <style:paragraph-properties fo:margin-top="0in" fo:margin-bottom="0in" style:contextual-spacing="false"/>
      <style:text-properties fo:language="fr" fo:country="FR" officeooo:paragraph-rsid="00112d0d"/>
    </style:style>
    <style:style style:name="P61" style:family="paragraph" style:parent-style-name="Text_20_body" style:list-style-name="L20">
      <style:text-properties fo:language="fr" fo:country="FR" officeooo:paragraph-rsid="00112d0d"/>
    </style:style>
    <style:style style:name="P62" style:family="paragraph" style:parent-style-name="Text_20_body" style:list-style-name="L21">
      <style:paragraph-properties fo:margin-left="0in" fo:margin-right="0in" fo:margin-top="0in" fo:margin-bottom="0in" style:contextual-spacing="false" fo:text-indent="0in" style:auto-text-indent="false"/>
      <style:text-properties fo:language="fr" fo:country="FR" officeooo:paragraph-rsid="00112d0d"/>
    </style:style>
    <style:style style:name="P63" style:family="paragraph" style:parent-style-name="Text_20_body" style:list-style-name="L21">
      <style:text-properties fo:language="fr" fo:country="FR" officeooo:paragraph-rsid="00112d0d"/>
    </style:style>
    <style:style style:name="P64" style:family="paragraph" style:parent-style-name="Text_20_body" style:list-style-name="L22">
      <style:paragraph-properties fo:margin-left="0in" fo:margin-right="0in" fo:text-indent="0in" style:auto-text-indent="false"/>
      <style:text-properties fo:language="fr" fo:country="FR" officeooo:paragraph-rsid="00180c1e"/>
    </style:style>
    <style:style style:name="P65" style:family="paragraph" style:parent-style-name="Text_20_body" style:list-style-name="L23">
      <style:paragraph-properties fo:margin-left="0in" fo:margin-right="0in" fo:margin-top="0in" fo:margin-bottom="0in" style:contextual-spacing="false" fo:text-indent="0in" style:auto-text-indent="false"/>
      <style:text-properties fo:language="fr" fo:country="FR" officeooo:paragraph-rsid="00112d0d"/>
    </style:style>
    <style:style style:name="P66" style:family="paragraph" style:parent-style-name="Text_20_body" style:list-style-name="L23">
      <style:text-properties fo:language="fr" fo:country="FR" officeooo:paragraph-rsid="00112d0d"/>
    </style:style>
    <style:style style:name="P67" style:family="paragraph" style:parent-style-name="Text_20_body" style:list-style-name="L24">
      <style:paragraph-properties fo:margin-top="0in" fo:margin-bottom="0in" style:contextual-spacing="false"/>
      <style:text-properties fo:language="fr" fo:country="FR" officeooo:paragraph-rsid="00112d0d"/>
    </style:style>
    <style:style style:name="P68" style:family="paragraph" style:parent-style-name="Text_20_body" style:list-style-name="L24">
      <style:text-properties fo:language="fr" fo:country="FR" officeooo:paragraph-rsid="00112d0d"/>
    </style:style>
    <style:style style:name="P69" style:family="paragraph" style:parent-style-name="Text_20_body" style:list-style-name="L25">
      <style:paragraph-properties fo:margin-top="0in" fo:margin-bottom="0in" style:contextual-spacing="false"/>
      <style:text-properties fo:language="fr" fo:country="FR" officeooo:paragraph-rsid="00112d0d"/>
    </style:style>
    <style:style style:name="P70" style:family="paragraph" style:parent-style-name="Text_20_body" style:list-style-name="L25">
      <style:text-properties fo:language="fr" fo:country="FR" officeooo:paragraph-rsid="00112d0d"/>
    </style:style>
    <style:style style:name="P71" style:family="paragraph" style:parent-style-name="Text_20_body" style:list-style-name="L26">
      <style:paragraph-properties fo:margin-top="0in" fo:margin-bottom="0in" style:contextual-spacing="false"/>
      <style:text-properties fo:language="fr" fo:country="FR" officeooo:paragraph-rsid="00112d0d"/>
    </style:style>
    <style:style style:name="P72" style:family="paragraph" style:parent-style-name="Text_20_body" style:list-style-name="L26">
      <style:text-properties fo:language="fr" fo:country="FR" officeooo:paragraph-rsid="00112d0d"/>
    </style:style>
    <style:style style:name="P73" style:family="paragraph" style:parent-style-name="Text_20_body">
      <style:paragraph-properties fo:text-align="start" style:justify-single-word="false"/>
      <style:text-properties fo:language="fr" fo:country="FR" officeooo:paragraph-rsid="00112d0d"/>
    </style:style>
    <style:style style:name="P74" style:family="paragraph" style:parent-style-name="Text_20_body" style:list-style-name="L3">
      <style:paragraph-properties fo:margin-top="0in" fo:margin-bottom="0in" style:contextual-spacing="false"/>
      <style:text-properties officeooo:paragraph-rsid="00112d0d"/>
    </style:style>
    <style:style style:name="P75" style:family="paragraph" style:parent-style-name="Text_20_body" style:list-style-name="L4">
      <style:paragraph-properties fo:margin-top="0in" fo:margin-bottom="0in" style:contextual-spacing="false"/>
      <style:text-properties officeooo:paragraph-rsid="00112d0d"/>
    </style:style>
    <style:style style:name="P76" style:family="paragraph" style:parent-style-name="Text_20_body" style:list-style-name="L7">
      <style:text-properties officeooo:paragraph-rsid="00112d0d"/>
    </style:style>
    <style:style style:name="P77" style:family="paragraph" style:parent-style-name="Text_20_body" style:list-style-name="L8"/>
    <style:style style:name="P78" style:family="paragraph" style:parent-style-name="Text_20_body" style:list-style-name="L8">
      <style:paragraph-properties fo:margin-top="0in" fo:margin-bottom="0in" style:contextual-spacing="false"/>
    </style:style>
    <style:style style:name="P79" style:family="paragraph" style:parent-style-name="Text_20_body" style:list-style-name="L10">
      <style:paragraph-properties fo:margin-top="0in" fo:margin-bottom="0in" style:contextual-spacing="false"/>
      <style:text-properties officeooo:paragraph-rsid="00112d0d"/>
    </style:style>
    <style:style style:name="P80" style:family="paragraph" style:parent-style-name="Text_20_body" style:list-style-name="L11">
      <style:paragraph-properties fo:margin-top="0in" fo:margin-bottom="0in" style:contextual-spacing="false"/>
      <style:text-properties officeooo:paragraph-rsid="00112d0d"/>
    </style:style>
    <style:style style:name="P81" style:family="paragraph" style:parent-style-name="Text_20_body" style:list-style-name="L12">
      <style:text-properties officeooo:paragraph-rsid="00112d0d"/>
    </style:style>
    <style:style style:name="P82" style:family="paragraph" style:parent-style-name="Text_20_body" style:list-style-name="L14"/>
    <style:style style:name="P83" style:family="paragraph" style:parent-style-name="Text_20_body" style:list-style-name="L14">
      <style:paragraph-properties fo:margin-top="0in" fo:margin-bottom="0in" style:contextual-spacing="false"/>
    </style:style>
    <style:style style:name="P84" style:family="paragraph" style:parent-style-name="Text_20_body" style:list-style-name="L15">
      <style:paragraph-properties fo:margin-top="0in" fo:margin-bottom="0in" style:contextual-spacing="false"/>
      <style:text-properties officeooo:paragraph-rsid="00112d0d"/>
    </style:style>
    <style:style style:name="P85" style:family="paragraph" style:parent-style-name="Text_20_body" style:list-style-name="L18">
      <style:text-properties officeooo:paragraph-rsid="00112d0d"/>
    </style:style>
    <style:style style:name="P86" style:family="paragraph" style:parent-style-name="Text_20_body" style:list-style-name="L19"/>
    <style:style style:name="P87" style:family="paragraph" style:parent-style-name="Text_20_body" style:list-style-name="L19">
      <style:paragraph-properties fo:margin-top="0in" fo:margin-bottom="0in" style:contextual-spacing="false"/>
    </style:style>
    <style:style style:name="P88" style:family="paragraph" style:parent-style-name="Text_20_body" style:list-style-name="L20">
      <style:paragraph-properties fo:margin-top="0in" fo:margin-bottom="0in" style:contextual-spacing="false"/>
      <style:text-properties officeooo:paragraph-rsid="00112d0d"/>
    </style:style>
    <style:style style:name="P89" style:family="paragraph" style:parent-style-name="Text_20_body" style:list-style-name="L25">
      <style:paragraph-properties fo:margin-top="0in" fo:margin-bottom="0in" style:contextual-spacing="false"/>
      <style:text-properties officeooo:paragraph-rsid="00112d0d"/>
    </style:style>
    <style:style style:name="P90" style:family="paragraph" style:parent-style-name="Text_20_body" style:list-style-name="L26">
      <style:text-properties officeooo:paragraph-rsid="00112d0d"/>
    </style:style>
    <style:style style:name="P91" style:family="paragraph" style:parent-style-name="Text_20_body" style:list-style-name="L27"/>
    <style:style style:name="P92" style:family="paragraph" style:parent-style-name="Text_20_body" style:list-style-name="L27">
      <style:paragraph-properties fo:margin-top="0in" fo:margin-bottom="0in" style:contextual-spacing="false"/>
    </style:style>
    <style:style style:name="P93" style:family="paragraph" style:parent-style-name="Text_20_body" style:list-style-name="L28"/>
    <style:style style:name="P94" style:family="paragraph" style:parent-style-name="Text_20_body" style:list-style-name="L28">
      <style:paragraph-properties fo:margin-top="0in" fo:margin-bottom="0in" style:contextual-spacing="false"/>
    </style:style>
    <style:style style:name="P95" style:family="paragraph" style:parent-style-name="Text_20_body" style:list-style-name="L29"/>
    <style:style style:name="P96" style:family="paragraph" style:parent-style-name="Text_20_body" style:list-style-name="L29">
      <style:paragraph-properties fo:margin-top="0in" fo:margin-bottom="0in" style:contextual-spacing="false"/>
    </style:style>
    <style:style style:name="P97" style:family="paragraph" style:parent-style-name="Text_20_body" style:list-style-name="L30"/>
    <style:style style:name="P98" style:family="paragraph" style:parent-style-name="Text_20_body" style:list-style-name="L30">
      <style:paragraph-properties fo:margin-top="0in" fo:margin-bottom="0in" style:contextual-spacing="false"/>
    </style:style>
    <style:style style:name="P99" style:family="paragraph" style:parent-style-name="Text_20_body" style:list-style-name="L31"/>
    <style:style style:name="P100" style:family="paragraph" style:parent-style-name="Text_20_body" style:list-style-name="L31">
      <style:paragraph-properties fo:margin-top="0in" fo:margin-bottom="0in" style:contextual-spacing="false"/>
    </style:style>
    <style:style style:name="P101" style:family="paragraph" style:parent-style-name="Text_20_body" style:list-style-name="L32"/>
    <style:style style:name="P102" style:family="paragraph" style:parent-style-name="Text_20_body" style:list-style-name="L32">
      <style:paragraph-properties fo:margin-top="0in" fo:margin-bottom="0in" style:contextual-spacing="false"/>
    </style:style>
    <style:style style:name="P103" style:family="paragraph" style:parent-style-name="Text_20_body" style:list-style-name="L33"/>
    <style:style style:name="P104" style:family="paragraph" style:parent-style-name="Text_20_body" style:list-style-name="L33">
      <style:paragraph-properties fo:margin-top="0in" fo:margin-bottom="0in" style:contextual-spacing="false"/>
    </style:style>
    <style:style style:name="P105" style:family="paragraph" style:parent-style-name="Text_20_body">
      <style:text-properties fo:font-size="12pt" style:font-size-asian="12pt" style:font-size-complex="12pt"/>
    </style:style>
    <style:style style:name="P106" style:family="paragraph" style:parent-style-name="Text_20_body" style:list-style-name="L34">
      <style:paragraph-properties fo:margin-top="0in" fo:margin-bottom="0in" style:contextual-spacing="false"/>
      <style:text-properties fo:font-size="12pt" style:font-size-asian="12pt" style:font-size-complex="12pt"/>
    </style:style>
    <style:style style:name="P107" style:family="paragraph" style:parent-style-name="Text_20_body" style:list-style-name="L34">
      <style:text-properties fo:font-size="12pt" style:font-size-asian="12pt" style:font-size-complex="12pt"/>
    </style:style>
    <style:style style:name="P108" style:family="paragraph" style:parent-style-name="Text_20_body">
      <style:paragraph-properties fo:text-align="start" style:justify-single-word="false"/>
      <style:text-properties officeooo:paragraph-rsid="001e02ce"/>
    </style:style>
    <style:style style:name="P109" style:family="paragraph" style:parent-style-name="Text_20_body" style:list-style-name="L35"/>
    <style:style style:name="P110" style:family="paragraph" style:parent-style-name="Text_20_body" style:list-style-name="L35">
      <style:paragraph-properties fo:margin-top="0in" fo:margin-bottom="0in" style:contextual-spacing="false"/>
    </style:style>
    <style:style style:name="P111" style:family="paragraph" style:parent-style-name="Text_20_body" style:list-style-name="L36"/>
    <style:style style:name="P112" style:family="paragraph" style:parent-style-name="Text_20_body" style:list-style-name="L36">
      <style:paragraph-properties fo:margin-top="0in" fo:margin-bottom="0in" style:contextual-spacing="false"/>
    </style:style>
    <style:style style:name="P113" style:family="paragraph" style:parent-style-name="Text_20_body" style:list-style-name="L37"/>
    <style:style style:name="P114" style:family="paragraph" style:parent-style-name="Text_20_body" style:list-style-name="L37">
      <style:paragraph-properties fo:margin-top="0in" fo:margin-bottom="0in" style:contextual-spacing="false"/>
    </style:style>
    <style:style style:name="P115" style:family="paragraph" style:parent-style-name="Text_20_body" style:list-style-name="L38"/>
    <style:style style:name="P116" style:family="paragraph" style:parent-style-name="Text_20_body" style:list-style-name="L38">
      <style:paragraph-properties fo:margin-top="0in" fo:margin-bottom="0in" style:contextual-spacing="false"/>
    </style:style>
    <style:style style:name="P117" style:family="paragraph" style:parent-style-name="Text_20_body" style:list-style-name="L39"/>
    <style:style style:name="P118" style:family="paragraph" style:parent-style-name="Text_20_body" style:list-style-name="L39">
      <style:paragraph-properties fo:margin-top="0in" fo:margin-bottom="0in" style:contextual-spacing="false"/>
    </style:style>
    <style:style style:name="P119" style:family="paragraph" style:parent-style-name="Text_20_body" style:list-style-name="L40"/>
    <style:style style:name="P120" style:family="paragraph" style:parent-style-name="Text_20_body" style:list-style-name="L40">
      <style:paragraph-properties fo:margin-top="0in" fo:margin-bottom="0in" style:contextual-spacing="false"/>
    </style:style>
    <style:style style:name="P121" style:family="paragraph" style:parent-style-name="Text_20_body" style:list-style-name="L41"/>
    <style:style style:name="P122" style:family="paragraph" style:parent-style-name="Text_20_body" style:list-style-name="L41">
      <style:paragraph-properties fo:margin-top="0in" fo:margin-bottom="0in" style:contextual-spacing="false"/>
    </style:style>
    <style:style style:name="P123" style:family="paragraph" style:parent-style-name="Text_20_body" style:list-style-name="L42"/>
    <style:style style:name="P124" style:family="paragraph" style:parent-style-name="Text_20_body" style:list-style-name="L42">
      <style:paragraph-properties fo:margin-top="0in" fo:margin-bottom="0in" style:contextual-spacing="false"/>
    </style:style>
    <style:style style:name="P125" style:family="paragraph" style:parent-style-name="Text_20_body" style:list-style-name="L43"/>
    <style:style style:name="P126" style:family="paragraph" style:parent-style-name="Text_20_body" style:list-style-name="L43">
      <style:paragraph-properties fo:margin-top="0in" fo:margin-bottom="0in" style:contextual-spacing="false"/>
    </style:style>
    <style:style style:name="P127" style:family="paragraph" style:parent-style-name="Text_20_body" style:list-style-name="L44"/>
    <style:style style:name="P128" style:family="paragraph" style:parent-style-name="Text_20_body" style:list-style-name="L44">
      <style:paragraph-properties fo:margin-top="0in" fo:margin-bottom="0in" style:contextual-spacing="false"/>
    </style:style>
    <style:style style:name="P129" style:family="paragraph" style:parent-style-name="Text_20_body" style:list-style-name="L45"/>
    <style:style style:name="P130" style:family="paragraph" style:parent-style-name="Text_20_body" style:list-style-name="L45">
      <style:paragraph-properties fo:margin-top="0in" fo:margin-bottom="0in" style:contextual-spacing="false"/>
    </style:style>
    <style:style style:name="P131" style:family="paragraph" style:parent-style-name="Text_20_body">
      <style:text-properties officeooo:rsid="001f89e0" officeooo:paragraph-rsid="001f89e0"/>
    </style:style>
    <style:style style:name="P132" style:family="paragraph" style:parent-style-name="Text_20_body">
      <style:text-properties officeooo:paragraph-rsid="001fdaad"/>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style:font-size-asian="18pt" style:font-size-complex="18pt"/>
    </style:style>
    <style:style style:name="T4" style:family="text">
      <style:text-properties fo:font-size="18pt" fo:language="fr" fo:country="FR" fo:font-weight="bold" style:font-size-asian="18pt" style:font-weight-asian="bold" style:font-size-complex="18pt" style:font-weight-complex="bold"/>
    </style:style>
    <style:style style:name="T5" style:family="text">
      <style:text-properties fo:language="fr" fo:country="FR"/>
    </style:style>
    <style:style style:name="T6" style:family="text">
      <style:text-properties fo:language="fr" fo:country="FR" officeooo:rsid="001a89e1"/>
    </style:style>
    <style:style style:name="T7" style:family="text">
      <style:text-properties fo:language="fr" fo:country="FR" fo:font-weight="normal" officeooo:rsid="001a89e1" style:font-weight-asian="normal" style:font-weight-complex="normal"/>
    </style:style>
    <style:style style:name="T8" style:family="text">
      <style:text-properties officeooo:rsid="001a89e1"/>
    </style:style>
    <style:style style:name="T9" style:family="text">
      <style:text-properties fo:font-size="12pt" fo:language="fr" fo:country="FR" officeooo:rsid="001a89e1" style:font-size-asian="12pt" style:font-size-complex="12pt"/>
    </style:style>
    <style:style style:name="T10" style:family="text">
      <style:text-properties fo:font-size="12pt" fo:language="fr" fo:country="FR" fo:font-weight="normal" officeooo:rsid="001a89e1" style:font-size-asian="12pt" style:font-weight-asian="normal" style:font-size-complex="12pt" style:font-weight-complex="normal"/>
    </style:style>
    <style:style style:name="T11" style:family="text">
      <style:text-properties fo:font-size="12pt" style:font-size-asian="12pt" style:font-size-complex="12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style:font-size-asian="14pt" style:font-size-complex="14pt"/>
    </style:style>
    <style:style style:name="T14" style:family="text">
      <style:text-properties officeooo:rsid="00180c1e"/>
    </style:style>
    <style:style style:name="T15" style:family="text">
      <style:text-properties fo:background-color="#ffff00" loext:char-shading-value="0"/>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apport sur le Projet de Réorganisation d’un Réseau de Fibres Optiques</text:span><text:line-break/></text:p>
      <text:p text:style-name="P1"><text:line-break/>Introduction<text:line-break/>Le présent rapport vise à détailler la conception et l'implémentation d'un projet de réorganisation d'un réseau de fibres optiques pour une agglomération donnée. Ce projet se subdivise en deux parties principales : la reconstitution du réseau et la réorganisation du réseau. Chaque partie est constituée d'exercices qui permettent de concevoir progressivement le programme final.<text:line-break/></text:p>
      <text:p text:style-name="P1"><text:line-break/><text:span text:style-name="T2">Partie 1: Reconstitution du Réseau</text:span></text:p>
      <text:p text:style-name="P1"><text:line-break/>Cette partie du projet consiste à reconstituer le plan du réseau de l'agglomération, en partant du constat qu'aucun plan complet du réseau n'existe actuellement. Pour ce faire, chaque opérateur connaît les tronçons de fibres optiques qu'il utilise dans le réseau. L'algorithme de reconstitution du réseau se base sur l'hypothèse qu'il y a au moins une fibre optique utilisée par câble, permettant ainsi de reconstituer le réseau dans son intégralité.</text:p>
      <text:p text:style-name="P1"/>
      <text:p text:style-name="P1"/>
      <text:h text:style-name="P15" text:outline-level="3">Exercice 1 – Manipulation d’une instance de “Liste de Chaînes” (TME5)</text:h>
      <text:h text:style-name="P17" text:outline-level="4">Reformulation du sujet :</text:h>
      <text:p text:style-name="P4">Dans cet exercice, nous construisons une bibliothèque pour manipuler des instances de "Liste de Chaînes". Cette bibliothèque permet la lecture et l'écriture de fichiers, l'affichage graphique de réseaux, le calcul de la longueur totale des chaînes, et le calcul du nombre de points.</text:p>
      <text:h text:style-name="P18" text:outline-level="4">Description des structures manipulées et du code :</text:h>
      <text:p text:style-name="P4">Les structures manipulées sont définies dans le fichier Chaine.h fourni. Elles incluent CellPoint et CellChaine pour représenter les points et les chaînes respectivement, ainsi que la structure Chaines pour l'ensemble des chaînes. Le code est organisé avec les déclarations des structures et des fonctions dans le fichier Chaine.h, les définitions de ces fonctions dans le fichier Chaine.c, et un fichier principal ChaineMain.c qui utilise ces fonctions pour lire et écrire des instances de "Liste de Chaînes".</text:p>
      <text:h text:style-name="P18" text:outline-level="4">Description schématique des algorithmes :</text:h>
      <text:list text:style-name="L1">
        <text:list-item>
          <text:p text:style-name="P30"><text:span text:style-name="T5">*</text:span><text:span text:style-name="Emphasis"><text:span text:style-name="T5">lectureChaines(FILE f)</text:span></text:span><text:span text:style-name="T5"> : Lit un fichier contenant une instance de "Liste de Chaînes", alloue et remplit une structure Chaines avec les données lues.</text:span></text:p>
        </text:list-item>
        <text:list-item>
          <text:p text:style-name="P30"><text:span text:style-name="T5">**ecrireChaines(Chaines </text:span><text:span text:style-name="Emphasis"><text:span text:style-name="T5">C, FILE f)</text:span></text:span><text:span text:style-name="T5"> : Écrit le contenu d'une structure Chaines dans un fichier, en respectant le format spécifié.</text:span></text:p>
        </text:list-item>
        <text:list-item>
          <text:p text:style-name="P30"><text:span text:style-name="T5">*</text:span><text:span text:style-name="Emphasis"><text:span text:style-name="T5">afficheChainesSVG(Chaines C, char * nomInstance)</text:span></text:span><text:span text:style-name="T5"> : Génère un fichier SVG pour afficher graphiquement les chaînes dans un navigateur Web.</text:span></text:p>
        </text:list-item>
        <text:list-item>
          <text:p text:style-name="P30"><text:span text:style-name="T5">*</text:span><text:span text:style-name="Emphasis"><text:span text:style-name="T5">longueurChaine(CellChaine c)</text:span></text:span><text:span text:style-name="T5"> : Calcule la longueur physique d'une chaîne en additionnant les distances entre ses points.</text:span></text:p>
        </text:list-item>
        <text:list-item>
          <text:p text:style-name="P30"><text:span text:style-name="T5">*</text:span><text:span text:style-name="Emphasis"><text:span text:style-name="T5">longueurTotale(Chaines C)</text:span></text:span><text:span text:style-name="T5"> : Calcule la longueur totale des chaînes en sommant les longueurs de toutes les chaînes.</text:span></text:p>
        </text:list-item>
        <text:list-item>
          <text:p text:style-name="P29"><text:soft-page-break/><text:span text:style-name="T5">*</text:span><text:span text:style-name="Emphasis"><text:span text:style-name="T5">comptePointsTotal(Chaines C)</text:span></text:span><text:span text:style-name="T5"> : Compte le nombre total d'occurrences de points dans toutes les chaînes.</text:span></text:p>
        </text:list-item>
      </text:list>
      <text:h text:style-name="P18" text:outline-level="4" text:is-list-header="true"/>
      <text:h text:style-name="P24" text:outline-level="4"><text:span text:style-name="T5">Q 1.1 : Implémentation de la fonction </text:span><text:span text:style-name="Source_20_Text"><text:span text:style-name="T5">lectureChaine(FILE *f);</text:span></text:span></text:h>
      <text:p text:style-name="P7"><text:span text:style-name="Source_20_Text"><text:span text:style-name="T5"/></text:span></text:p>
      <text:list text:style-name="L2">
        <text:list-item>
          <text:list>
            <text:list-item>
              <text:p text:style-name="P31"><text:span text:style-name="T5">Allouer dynamiquement une nouvelle instance de la structure </text:span><text:span text:style-name="Source_20_Text"><text:span text:style-name="T5">Chaines</text:span></text:span><text:span text:style-name="T5">.</text:span></text:p>
            </text:list-item>
            <text:list-item>
              <text:p text:style-name="P33">Parcourir le fichier texte ligne par ligne en extrayant les informations sur les chaînes et les points.</text:p>
            </text:list-item>
            <text:list-item>
              <text:p text:style-name="P31"><text:span text:style-name="T5">Remplir la structure </text:span><text:span text:style-name="Source_20_Text"><text:span text:style-name="T5">Chaines</text:span></text:span><text:span text:style-name="T5"> avec les données extraites.</text:span></text:p>
            </text:list-item>
            <text:list-item>
              <text:p text:style-name="P32"><text:span text:style-name="T5">Retourner l'instance de </text:span><text:span text:style-name="Source_20_Text"><text:span text:style-name="T5">Chaines</text:span></text:span><text:span text:style-name="T5"> ainsi créée.</text:span></text:p>
            </text:list-item>
          </text:list>
        </text:list-item>
      </text:list>
      <text:h text:style-name="P24" text:outline-level="4" text:is-list-header="true"><text:span text:style-name="T5">Q 1.2 : Implémentation de la fonction </text:span><text:span text:style-name="Source_20_Text"><text:span text:style-name="T5">ecrireChaine(Chaines *C, FILE *f);</text:span></text:span></text:h>
      <text:list text:style-name="L3">
        <text:list-item>
          <text:list>
            <text:list-item>
              <text:p text:style-name="P74"><text:span text:style-name="T5">Parcourir la structure </text:span><text:span text:style-name="Source_20_Text"><text:span text:style-name="T5">Chaines</text:span></text:span><text:span text:style-name="T5"> et écrire les informations sur les chaînes et les points dans le fichier texte.</text:span></text:p>
            </text:list-item>
            <text:list-item>
              <text:p text:style-name="P34">Respecter l'ordre et le format des données du fichier d'origine.</text:p>
            </text:list-item>
            <text:list-item>
              <text:p text:style-name="P35">Créer un fichier de sortie avec les données écrites.</text:p>
            </text:list-item>
          </text:list>
        </text:list-item>
      </text:list>
      <text:h text:style-name="P24" text:outline-level="4" text:is-list-header="true"><text:span text:style-name="T5">Q 1.3 : Implémentation de la fonction </text:span><text:span text:style-name="Source_20_Text"><text:span text:style-name="T5">afficheChaineSVG(Chaines *C, char* nomInstance);</text:span></text:span></text:h>
      <text:list text:style-name="L4">
        <text:list-item>
          <text:list>
            <text:list-item>
              <text:p text:style-name="P36">Utiliser la librairie fournie pour créer un fichier SVG.</text:p>
            </text:list-item>
            <text:list-item>
              <text:p text:style-name="P75"><text:span text:style-name="T5">Parcourir la structure </text:span><text:span text:style-name="Source_20_Text"><text:span text:style-name="T5">Chaines</text:span></text:span><text:span text:style-name="T5"> et ajouter les éléments graphiques correspondant à chaque chaîne et point dans le fichier SVG.</text:span></text:p>
            </text:list-item>
            <text:list-item>
              <text:p text:style-name="P36">Choisir des couleurs aléatoires pour les segments de chaînes afin de les différencier.</text:p>
            </text:list-item>
            <text:list-item>
              <text:p text:style-name="P37">Générer un fichier HTML contenant le code SVG pour visualiser le réseau dans un navigateur web.</text:p>
            </text:list-item>
          </text:list>
        </text:list-item>
      </text:list>
      <text:h text:style-name="P17" text:outline-level="4" text:is-list-header="true">Q 1.4 : Implémentation des fonctions de calcul de longueur</text:h>
      <text:list text:style-name="L5">
        <text:list-item>
          <text:list>
            <text:list-item>
              <text:p text:style-name="P38">Pour calculer la longueur d'une chaîne, parcourir les points de la chaîne et calculer la distance entre chaque paire de points consécutifs en utilisant la formule de distance euclidienne.</text:p>
            </text:list-item>
            <text:list-item>
              <text:p text:style-name="P38">Pour calculer la longueur totale des chaînes, additionner les longueurs de toutes les chaînes.</text:p>
            </text:list-item>
            <text:list-item>
              <text:p text:style-name="P39">Implémenter une fonction pour calculer la distance euclidienne entre deux points.</text:p>
            </text:list-item>
          </text:list>
        </text:list-item>
      </text:list>
      <text:h text:style-name="P24" text:outline-level="4" text:is-list-header="true"><text:span text:style-name="T5">Q 1.5 : Implémentation de la fonction </text:span><text:span text:style-name="Source_20_Text"><text:span text:style-name="T5">comptePointsTotal(Chaines *C);</text:span></text:span></text:h>
      <text:list text:style-name="L6">
        <text:list-item>
          <text:list>
            <text:list-item>
              <text:p text:style-name="P40">Parcourir toutes les chaînes et compter le nombre de points uniques.</text:p>
            </text:list-item>
            <text:list-item>
              <text:p text:style-name="P40">Compter les occurrences de chaque point dans toutes les chaînes.</text:p>
            </text:list-item>
            <text:list-item>
              <text:p text:style-name="P41">Retourner le nombre total de points comptés.</text:p>
            </text:list-item>
          </text:list>
        </text:list-item>
      </text:list>
      <text:p text:style-name="P2"/>
      <text:p text:style-name="P10">Jeux d’essais utilis<text:span text:style-name="T8">é</text:span>s :</text:p>
      <text:p text:style-name="P12"><text:span text:style-name="Strong_20_Emphasis"><text:span text:style-name="T6"><text:s text:c="7"/></text:span></text:span><text:span text:style-name="Strong_20_Emphasis"><text:span text:style-name="T7">1.</text:span></text:span><text:span text:style-name="Strong_20_Emphasis"><text:span text:style-name="T6"> </text:span></text:span><text:span text:style-name="Strong_20_Emphasis"><text:span text:style-name="T5">Jeux d'essais pour la lecture et l'écriture de fichiers :</text:span></text:span></text:p>
      <text:list text:style-name="L7">
        <text:list-item>
          <text:list>
            <text:list-item>
              <text:p text:style-name="P42"><text:soft-page-break/>Utiliser des fichiers de données au format .cha avec différentes configurations de chaînes et de points pour tester la fonction de lecture et d'écriture.</text:p>
            </text:list-item>
          </text:list>
        </text:list-item>
        <text:list-item>
          <text:p text:style-name="P76"><text:span text:style-name="Strong_20_Emphasis"><text:span text:style-name="T5">Jeux d'essais pour l'affichage graphique :</text:span></text:span></text:p>
          <text:list>
            <text:list-item>
              <text:p text:style-name="P42">Créer des instances de chaînes avec des coordonnées spécifiques pour vérifier que l'affichage graphique généré est correct.</text:p>
            </text:list-item>
          </text:list>
        </text:list-item>
        <text:list-item>
          <text:p text:style-name="P76"><text:span text:style-name="Strong_20_Emphasis"><text:span text:style-name="T5">Jeux d'essais pour le calcul de longueur et de nombre de points :</text:span></text:span></text:p>
          <text:list>
            <text:list-item>
              <text:p text:style-name="P43">Générer des chaînes avec des points disposés de manière à faciliter le calcul de la longueur totale et du nombre de points.</text:p>
            </text:list-item>
          </text:list>
        </text:list-item>
      </text:list>
      <text:p text:style-name="P13"/>
      <text:h text:style-name="P19" text:outline-level="4">Analyse des performances :</text:h>
      <text:p text:style-name="P3">Les performances du programme sont généralement satisfaisantes.</text:p>
      <text:p text:style-name="P3"/>
      <text:p text:style-name="P2">Cet exercice permet de mettre en place les fonctionnalités de base pour manipuler et analyser les données du réseau de chaînes. Les fonctions développées ici seront utilisées dans les exercices suivants pour effectuer des opérations plus avancées sur le réseau.</text:p>
      <text:p text:style-name="P1"/>
      <text:h text:style-name="P15" text:outline-level="3">Exercice 2 – Première méthode : stockage par liste chaînée</text:h>
      <text:p text:style-name="P2">Dans cet exercice, l'objectif est d'implémenter l'algorithme de reconstitution de réseau en utilisant une liste chaînée pour stocker l'ensemble des nœuds du réseau. Chaque nœud du réseau est identifié par ses coordonnées, et on connaît la liste de ses nœuds voisins avec lesquels il est relié par un câble. Le réseau comprend également des câbles et des commodités, représentées par des paires de nœuds à relier par une chaîne. </text:p>
      <text:p text:style-name="P2"/>
      <text:h text:style-name="P20" text:outline-level="4">Description des structures manipulées et du code :</text:h>
      <text:p text:style-name="P5">Les structures manipulées sont définies dans le fichier Reseau.h fourni. Elles incluent Noeud pour représenter un nœud du réseau, ainsi que les listes chaînées CellNoeud et CellCommodite pour stocker respectivement les nœuds et les commodités du réseau. Le code est organisé avec les déclarations des structures et des fonctions dans le fichier Reseau.h, les définitions de ces fonctions dans le fichier Reseau.c, et un fichier principal ReconstitueReseau.c qui utilise ces fonctions pour reconstituer le réseau à partir d'un fichier d'entrée. </text:p>
      <text:h text:style-name="P20" text:outline-level="4">Description schématique des algorithmes :</text:h>
      <text:list text:style-name="L8">
        <text:list-item>
          <text:p text:style-name="P78">*<text:span text:style-name="Emphasis">rechercheCreeNoeudListe(Reseau R, double x, double y)</text:span> : Cette fonction recherche un nœud correspondant aux coordonnées (x, y) dans la liste chaînée des nœuds du réseau. Si le nœud existe, il est renvoyé ; sinon, un nouveau nœud est créé avec le numéro nbNoeuds+1 et ajouté à la liste des nœuds du réseau.</text:p>
        </text:list-item>
        <text:list-item>
          <text:p text:style-name="P78">*<text:span text:style-name="Emphasis">reconstitueReseauListe(Chaines C)</text:span> : Cette fonction reconstitue le réseau à partir de la liste des chaînes C. Elle utilise la fonction rechercheCreeNoeudListe pour créer et relier les nœuds du réseau en suivant l'algorithme spécifié.</text:p>
        </text:list-item>
        <text:list-item>
          <text:p text:style-name="P77"><text:soft-page-break/><text:span text:style-name="Strong_20_Emphasis">main ReconstitueReseau.c</text:span> : Ce programme principal utilise la ligne de commande pour prendre un fichier .cha en paramètre et un nombre entier indiquant la méthode à utiliser pour la reconstitution du réseau (liste, table de hachage, ou arbre).</text:p>
        </text:list-item>
      </text:list>
      <text:p text:style-name="P8"><text:span text:style-name="T5"/></text:p>
      <text:h text:style-name="P24" text:outline-level="4"><text:span text:style-name="T5">Q 2.1 : Fonction </text:span><text:span text:style-name="Source_20_Text"><text:span text:style-name="T5">rechercheCreeNoeudListe(Reseau *R, double x, double y);</text:span></text:span></text:h>
      <text:list text:style-name="L9">
        <text:list-item>
          <text:list>
            <text:list-item>
              <text:p text:style-name="P44">Parcourir la liste des nœuds du réseau.</text:p>
            </text:list-item>
            <text:list-item>
              <text:p text:style-name="P44">Si un nœud avec les mêmes coordonnées (x, y) est trouvé, le retourner.</text:p>
            </text:list-item>
            <text:list-item>
              <text:p text:style-name="P44">Sinon, créer un nouveau nœud avec les coordonnées (x, y) et l'ajouter à la liste des nœuds du réseau.</text:p>
            </text:list-item>
            <text:list-item>
              <text:p text:style-name="P44">Mettre à jour le nombre total de nœuds dans le réseau en incrémentant le compteur.</text:p>
            </text:list-item>
            <text:list-item>
              <text:p text:style-name="P45">Retourner le nœud nouvellement créé ou trouvé.</text:p>
            </text:list-item>
          </text:list>
        </text:list-item>
      </text:list>
      <text:h text:style-name="P24" text:outline-level="4" text:is-list-header="true"><text:span text:style-name="T5">Q 2.2 : Fonction </text:span><text:span text:style-name="Source_20_Text"><text:span text:style-name="T5">reconstitueReseauListe(Chaines *C);</text:span></text:span></text:h>
      <text:list text:style-name="L10">
        <text:list-item>
          <text:list>
            <text:list-item>
              <text:p text:style-name="P79"><text:span text:style-name="T5">Créer une nouvelle instance de la structure </text:span><text:span text:style-name="Source_20_Text"><text:span text:style-name="T5">Reseau</text:span></text:span><text:span text:style-name="T5">.</text:span></text:p>
            </text:list-item>
            <text:list-item>
              <text:p text:style-name="P79"><text:span text:style-name="T5">Parcourir chaque chaîne dans la liste </text:span><text:span text:style-name="Source_20_Text"><text:span text:style-name="T5">Chaines</text:span></text:span><text:span text:style-name="T5">.</text:span></text:p>
            </text:list-item>
            <text:list-item>
              <text:p text:style-name="P79"><text:span text:style-name="T5">Pour chaque point dans la chaîne, utiliser la fonction </text:span><text:span text:style-name="Source_20_Text"><text:span text:style-name="T5">rechercheCreeNoeudListe</text:span></text:span><text:span text:style-name="T5"> pour récupérer ou créer un nœud correspondant.</text:span></text:p>
            </text:list-item>
            <text:list-item>
              <text:p text:style-name="P46">Lier les nœuds consécutifs dans chaque chaîne en ajoutant des références de voisins.</text:p>
            </text:list-item>
            <text:list-item>
              <text:p text:style-name="P79"><text:span text:style-name="T5">Pour chaque paire de points de commodités dans la liste </text:span><text:span text:style-name="Source_20_Text"><text:span text:style-name="T5">Chaines</text:span></text:span><text:span text:style-name="T5">, récupérer les nœuds correspondants à l'aide de </text:span><text:span text:style-name="Source_20_Text"><text:span text:style-name="T5">rechercheCreeNoeudListe</text:span></text:span><text:span text:style-name="T5"> et les ajouter à la liste de commodités du réseau.</text:span></text:p>
            </text:list-item>
            <text:list-item>
              <text:p text:style-name="P47">Retourner le réseau reconstruit.</text:p>
            </text:list-item>
          </text:list>
        </text:list-item>
      </text:list>
      <text:h text:style-name="P24" text:outline-level="4" text:is-list-header="true"><text:span text:style-name="T5">Q 2.3 : Programme </text:span><text:span text:style-name="Source_20_Text"><text:span text:style-name="T5">main ReconstitueReseau.c</text:span></text:span></text:h>
      <text:list text:style-name="L11">
        <text:list-item>
          <text:list>
            <text:list-item>
              <text:p text:style-name="P48">Lire le fichier .cha et créer une liste de chaînes.</text:p>
            </text:list-item>
            <text:list-item>
              <text:p text:style-name="P80"><text:span text:style-name="T5">Selon la méthode indiquée en ligne de commande, appeler la fonction </text:span><text:span text:style-name="Source_20_Text"><text:span text:style-name="T5">reconstitueReseauListe</text:span></text:span><text:span text:style-name="T5"> pour reconstruire le réseau.</text:span></text:p>
            </text:list-item>
            <text:list-item>
              <text:p text:style-name="P49">Écrire le réseau reconstruit dans un fichier de sortie ou afficher des informations pertinentes à l'utilisateur.</text:p>
            </text:list-item>
          </text:list>
        </text:list-item>
      </text:list>
      <text:p text:style-name="P10">Jeux d’essais utilis<text:span text:style-name="T8">é</text:span>s :</text:p>
      <text:p text:style-name="P7"><text:span text:style-name="Strong_20_Emphasis"><text:span text:style-name="T9"><text:s text:c="7"/></text:span></text:span><text:span text:style-name="Strong_20_Emphasis"><text:span text:style-name="T10">1.</text:span></text:span><text:span text:style-name="Strong_20_Emphasis"><text:span text:style-name="T9"> </text:span></text:span><text:span text:style-name="Strong_20_Emphasis"><text:span text:style-name="T5">Jeux d'essais pour la création de nœuds et de liaisons :</text:span></text:span></text:p>
      <text:list text:style-name="L12">
        <text:list-item>
          <text:list>
            <text:list-item>
              <text:p text:style-name="P50">Utiliser différentes configurations de chaînes pour tester la création des nœuds et des liaisons.</text:p>
            </text:list-item>
          </text:list>
        </text:list-item>
        <text:list-item>
          <text:p text:style-name="P81"><text:span text:style-name="Strong_20_Emphasis"><text:span text:style-name="T5">Jeux d'essais pour la reconstitution du réseau :</text:span></text:span></text:p>
        </text:list-item>
      </text:list>
      <text:list text:style-name="L13">
        <text:list-item>
          <text:list>
            <text:list-item>
              <text:p text:style-name="P51">Créer des instances de chaînes variées et vérifier que le réseau reconstruit correspond bien à la structure initiale.</text:p>
            </text:list-item>
          </text:list>
        </text:list-item>
      </text:list>
      <text:h text:style-name="P21" text:outline-level="4">Analyse des performances :</text:h>
      <text:p text:style-name="Text_20_body">Les performances de ce programme dépendent de la taille du réseau et du nombre de chaînes à reconstituer. Des optimisations pourraient être envisagées si nécessaire pour améliorer les performances dans des cas d'utilisation intensifs.</text:p>
      <text:p text:style-name="P7"><text:soft-page-break/><text:span text:style-name="T5"/></text:p>
      <text:p text:style-name="P7"><text:span text:style-name="T5">Cet exercice permet de mettre en place la première méthode de stockage du réseau à l'aide d'une liste chaînée. La fonction </text:span><text:span text:style-name="Source_20_Text"><text:span text:style-name="T5">rechercheCreeNoeudListe</text:span></text:span><text:span text:style-name="T5"> est cruciale pour créer et retrouver efficacement les nœuds du réseau, tandis que </text:span><text:span text:style-name="Source_20_Text"><text:span text:style-name="T5">reconstitueReseauListe</text:span></text:span><text:span text:style-name="T5"> permet de reconstruire le réseau à partir des données des chaînes.</text:span></text:p>
      <text:p text:style-name="P1"/>
      <text:h text:style-name="P15" text:outline-level="3">Exercice 3 – Manipulation d’un réseau</text:h>
      <text:p text:style-name="P2">Dans cet exercice, nous allons créer des méthodes pour manipuler et afficher une structure Reseau. Le réseau sera stocké sur disque en utilisant un format spécifique, illustré par l'exemple 00014 burma.res. Ce format comprend des informations sur le nombre de nœuds, de liaisons, de commodités et le nombre maximal de fibres optiques par câble, suivies des données sur les nœuds, les liaisons (câbles) et les commodités. </text:p>
      <text:h text:style-name="P23" text:outline-level="4">Description des structures manipulées et du code :</text:h>
      <text:p text:style-name="P6">Les structures manipulées sont définies dans le fichier Reseau.h fourni. Elles incluent la structure Reseau pour représenter le réseau, ainsi que des fonctions pour compter le nombre de liaisons et de commodités dans le réseau, et une fonction pour écrire le réseau dans un fichier en respectant le format spécifié. Le code est organisé avec les déclarations des structures et des fonctions dans le fichier Reseau.h, les définitions de ces fonctions dans le fichier Reseau.c. </text:p>
      <text:h text:style-name="P23" text:outline-level="4">Description schématique des algorithmes :</text:h>
      <text:list text:style-name="L14">
        <text:list-item>
          <text:p text:style-name="P83">*<text:span text:style-name="Emphasis">nbCommodites(Reseau R)</text:span> : Cette fonction compte le nombre de commodités dans le réseau en parcourant la liste des commodités.</text:p>
        </text:list-item>
        <text:list-item>
          <text:p text:style-name="P83">*<text:span text:style-name="Emphasis">nbLiaisons(Reseau R)</text:span> : Cette fonction compte le nombre de liaisons dans le réseau en parcourant la liste des nœuds et en comptant le nombre de voisins de chaque nœud.</text:p>
        </text:list-item>
        <text:list-item>
          <text:p text:style-name="P83">**ecrireReseau(Reseau <text:span text:style-name="Emphasis">R, FILE f)</text:span> : Cette fonction écrit le contenu du réseau dans un fichier en respectant le format spécifié. Elle écrit d'abord les informations sur le réseau, puis les données sur les nœuds, les liaisons et les commodités.</text:p>
        </text:list-item>
        <text:list-item>
          <text:p text:style-name="P82"><text:span text:style-name="Strong_20_Emphasis">afficheReseauSVG(Reseau </text:span><text:span text:style-name="Strong_20_Emphasis"><text:span text:style-name="Emphasis">R, char</text:span></text:span><text:span text:style-name="Strong_20_Emphasis"> nomInstance)</text:span> : Cette fonction génère un fichier SVG en HTML pour visualiser le réseau. Elle utilise la bibliothèque SVGwriter pour créer le fichier SVG et y ajouter les éléments graphiques représentant les nœuds, les liaisons et les commodités du réseau.</text:p>
        </text:list-item>
      </text:list>
      <text:p text:style-name="Text_20_body"><text:span text:style-name="T5"/></text:p>
      <text:h text:style-name="P24" text:outline-level="4"><text:span text:style-name="T5">Q 3.1 : Fonctions </text:span><text:span text:style-name="Source_20_Text"><text:span text:style-name="T5">nbCommodites(Reseau *R)</text:span></text:span><text:span text:style-name="T5"> et </text:span><text:span text:style-name="Source_20_Text"><text:span text:style-name="T5">nbLiaisons(Reseau *R)</text:span></text:span></text:h>
      <text:list text:style-name="L15">
        <text:list-item>
          <text:p text:style-name="P52">Objectif : Compter le nombre de commodités et de liaisons dans le réseau.</text:p>
        </text:list-item>
        <text:list-item>
          <text:p text:style-name="P52">Méthode :</text:p>
          <text:list>
            <text:list-item>
              <text:p text:style-name="P84"><text:span text:style-name="T5">Pour </text:span><text:span text:style-name="Source_20_Text"><text:span text:style-name="T5">nbCommodites</text:span></text:span><text:span text:style-name="T5"> :</text:span></text:p>
              <text:list>
                <text:list-item>
                  <text:p text:style-name="P52">Parcourir la liste des commodités du réseau et compter leur nombre.</text:p>
                </text:list-item>
              </text:list>
            </text:list-item>
            <text:list-item>
              <text:p text:style-name="P84"><text:span text:style-name="T5">Pour </text:span><text:span text:style-name="Source_20_Text"><text:span text:style-name="T5">nbLiaisons</text:span></text:span><text:span text:style-name="T5"> :</text:span></text:p>
              <text:list>
                <text:list-item>
                  <text:p text:style-name="P52">Parcourir la liste des nœuds du réseau.</text:p>
                </text:list-item>
                <text:list-item>
                  <text:p text:style-name="P52">Pour chaque nœud, compter le nombre de voisins pour obtenir le nombre total de liaisons.</text:p>
                </text:list-item>
              </text:list>
            </text:list-item>
            <text:list-item>
              <text:p text:style-name="P53"><text:soft-page-break/>Retourner le nombre de commodités et de liaisons.</text:p>
            </text:list-item>
          </text:list>
        </text:list-item>
      </text:list>
      <text:h text:style-name="P24" text:outline-level="4" text:is-list-header="true"><text:span text:style-name="T5">Q 3.2 : Fonction </text:span><text:span text:style-name="Source_20_Text"><text:span text:style-name="T5">ecrireReseau(Reseau *R, FILE *f)</text:span></text:span></text:h>
      <text:list text:style-name="L16">
        <text:list-item>
          <text:p text:style-name="P54">Objectif : Écrire le contenu du réseau dans un fichier en respectant le format spécifié.</text:p>
        </text:list-item>
        <text:list-item>
          <text:p text:style-name="P54">Méthode :</text:p>
          <text:list>
            <text:list-item>
              <text:p text:style-name="P54">Écrire dans le fichier les informations relatives au réseau telles que le nombre de nœuds, de liaisons, de commodités et le nombre maximal de fibres par câble.</text:p>
            </text:list-item>
            <text:list-item>
              <text:p text:style-name="P54">Parcourir la liste des nœuds du réseau et écrire chaque nœud dans le fichier avec ses coordonnées.</text:p>
            </text:list-item>
            <text:list-item>
              <text:p text:style-name="P54">Parcourir la liste des liaisons du réseau et écrire chaque liaison avec les numéros de ses deux extrémités.</text:p>
            </text:list-item>
            <text:list-item>
              <text:p text:style-name="P54">Parcourir la liste des commodités du réseau et écrire chaque commodité avec les numéros de ses deux nœuds à relier.</text:p>
            </text:list-item>
            <text:list-item>
              <text:p text:style-name="P55">Fermer le fichier après l'écriture.</text:p>
            </text:list-item>
          </text:list>
        </text:list-item>
      </text:list>
      <text:h text:style-name="P24" text:outline-level="4" text:is-list-header="true"><text:span text:style-name="T5">Q 3.3 : Fonction </text:span><text:span text:style-name="Source_20_Text"><text:span text:style-name="T5">afficheReseauSVG(Reseau *R, char* nomInstance)</text:span></text:span></text:h>
      <text:list text:style-name="L17">
        <text:list-item>
          <text:p text:style-name="P56">Objectif : Créer un fichier SVG en HTML pour visualiser le réseau.</text:p>
        </text:list-item>
        <text:list-item>
          <text:p text:style-name="P56">Méthode :</text:p>
          <text:list>
            <text:list-item>
              <text:p text:style-name="P56">Utiliser la librairie SVG fournie pour créer un fichier SVG en HTML.</text:p>
            </text:list-item>
            <text:list-item>
              <text:p text:style-name="P56">Dessiner les nœuds du réseau avec leurs coordonnées.</text:p>
            </text:list-item>
            <text:list-item>
              <text:p text:style-name="P56">Dessiner les liaisons entre les nœuds.</text:p>
            </text:list-item>
            <text:list-item>
              <text:p text:style-name="P56">Mettre en évidence les commodités à relier.</text:p>
            </text:list-item>
            <text:list-item>
              <text:p text:style-name="P56">Générer des couleurs aléatoires pour les liaisons.</text:p>
            </text:list-item>
            <text:list-item>
              <text:p text:style-name="P57">Enregistrer le fichier SVG pour afficher le réseau graphiquement.</text:p>
            </text:list-item>
          </text:list>
        </text:list-item>
      </text:list>
      <text:p text:style-name="P10"/>
      <text:p text:style-name="P10">Jeux d’essais utilis<text:span text:style-name="T8">é</text:span>s :</text:p>
      <text:p text:style-name="P7"><text:span text:style-name="Strong_20_Emphasis"><text:span text:style-name="T9"><text:s text:c="7"/></text:span></text:span><text:span text:style-name="Strong_20_Emphasis"><text:span text:style-name="T10">1.</text:span></text:span><text:span text:style-name="Strong_20_Emphasis"><text:span text:style-name="T9"> </text:span></text:span><text:span text:style-name="Strong_20_Emphasis"><text:span text:style-name="T5">Jeux d'essais pour l'écriture du réseau dans un fichier :</text:span></text:span></text:p>
      <text:list text:style-name="L18">
        <text:list-item>
          <text:list>
            <text:list-item>
              <text:p text:style-name="P58">Créer des réseaux avec différentes configurations et vérifier que le fichier généré est correct.</text:p>
            </text:list-item>
          </text:list>
        </text:list-item>
        <text:list-item>
          <text:p text:style-name="P85"><text:span text:style-name="Strong_20_Emphasis"><text:span text:style-name="T5">Jeux d'essais pour l'affichage graphique du réseau :</text:span></text:span></text:p>
          <text:list>
            <text:list-item>
              <text:p text:style-name="P59">Utiliser des réseaux de différentes tailles et structures pour vérifier que l'affichage SVG représente correctement le réseau.</text:p>
            </text:list-item>
          </text:list>
        </text:list-item>
      </text:list>
      <text:p text:style-name="P2"/>
      <text:h text:style-name="P22" text:outline-level="4">Analyse des performances :</text:h>
      <text:p text:style-name="P9">Les performances de ce programme dépendent de la taille du réseau et du nombre de chaînes à reconstituer. Des optimisations pourraient être envisagées si nécessaire pour améliorer les performances dans des cas d'utilisation intensifs.</text:p>
      <text:p text:style-name="P2"/>
      <text:p text:style-name="P2">Cet exercice nous permet de manipuler efficacement un réseau en comptant le nombre de commodités et de liaisons, en écrivant le réseau dans un fichier au format spécifique, et en affichant <text:soft-page-break/>graphiquement le réseau à l'aide d'un fichier SVG. Les fonctions développées ici facilitent la représentation et la manipulation des données du réseau.</text:p>
      <text:p text:style-name="P1"><text:line-break/><text:line-break/><text:span text:style-name="T12">Exercice 4 – Deuxième méthode : stockage par table de hachage</text:span></text:p>
      <text:p text:style-name="P2">Dans cet exercice, nous allons utiliser une table de hachage avec gestion des collisions par chaînage pour stocker les nœuds d'un réseau. La table de hachage va nous permettre de rapidement déterminer si un nœud a déjà été stocké dans le réseau. Nous allons créer une structure TableHachage pour implémenter cette table de hachage et utiliser une fonction de hachage spécifique pour générer les clés à partir des coordonnées (x, y) d'un point. Nous allons également implémenter une fonction pour rechercher ou créer un nœud dans la table de hachage, ainsi qu'une fonction pour reconstruire le réseau à partir d'une liste de chaînes en utilisant la table de hachage. </text:p>
      <text:h text:style-name="P23" text:outline-level="4">Description des structures manipulées et du code :</text:h>
      <text:p text:style-name="P6">Nous définirons une structure TableHachage dans un fichier nommé Hachage.h pour implémenter une table de hachage avec gestion des collisions par chaînage. Cette structure contiendra un tableau de pointeurs vers une liste de nœuds. Nous utiliserons une fonction de hachage spécifique pour générer les clés à partir des coordonnées (x, y) d'un point. Nous implémenterons ensuite une fonction pour rechercher ou créer un nœud dans la table de hachage, ainsi qu'une fonction pour reconstruire le réseau à partir d'une liste de chaînes en utilisant la table de hachage. </text:p>
      <text:h text:style-name="P23" text:outline-level="4">Description schématique des algorithmes :</text:h>
      <text:list text:style-name="L19">
        <text:list-item>
          <text:p text:style-name="P87"><text:span text:style-name="Strong_20_Emphasis">Structure TableHachage</text:span> : Cette structure comprend un tableau de pointeurs vers une liste de nœuds, ainsi que des fonctions pour initialiser la table de hachage, ajouter un nœud, rechercher un nœud et libérer la mémoire.</text:p>
        </text:list-item>
        <text:list-item>
          <text:p text:style-name="P87"><text:span text:style-name="Strong_20_Emphasis">Fonction de hachage</text:span> : Nous utiliserons une fonction de hachage spécifique pour générer les clés à partir des coordonnées (x, y) d'un point.</text:p>
        </text:list-item>
        <text:list-item>
          <text:p text:style-name="P87"><text:span text:style-name="Strong_20_Emphasis">Recherche ou création d'un nœud</text:span> : Nous implémenterons une fonction pour rechercher ou créer un nœud dans la table de hachage. Si le point n'existe pas, nous le créerons et l'ajouterons à la table de hachage et à la liste des nœuds du réseau.</text:p>
        </text:list-item>
        <text:list-item>
          <text:p text:style-name="P86"><text:span text:style-name="Strong_20_Emphasis">Reconstitution du réseau avec table de hachage</text:span> : Nous implémenterons une fonction pour reconstruire le réseau à partir d'une liste de chaînes en utilisant une table de hachage de taille spécifiée.</text:p>
        </text:list-item>
      </text:list>
      <text:p text:style-name="P9"><text:span text:style-name="T5"/></text:p>
      <text:h text:style-name="P17" text:outline-level="4">Q 4.1 : Structure de la table de hachage</text:h>
      <text:list text:style-name="L20">
        <text:list-item>
          <text:list>
            <text:list-item>
              <text:p text:style-name="P88"><text:span text:style-name="T5">La structure </text:span><text:span text:style-name="Source_20_Text"><text:span text:style-name="T5">TableHachage</text:span></text:span><text:span text:style-name="T5"> doit contenir un tableau de pointeurs vers une liste de nœuds.</text:span></text:p>
            </text:list-item>
            <text:list-item>
              <text:p text:style-name="P60">Chaque élément du tableau représente un "bucket" où sont stockés les nœuds ayant la même valeur de hachage.</text:p>
            </text:list-item>
            <text:list-item>
              <text:p text:style-name="P61">Les collisions sont gérées en utilisant le chaînage pour les éléments ayant la même valeur de hachage.</text:p>
            </text:list-item>
          </text:list>
        </text:list-item>
      </text:list>
      <text:h text:style-name="P17" text:outline-level="4" text:is-list-header="true"><text:soft-page-break/>Q 4.2 : Fonction de hachage</text:h>
      <text:list text:style-name="L21">
        <text:list-item>
          <text:list>
            <text:list-item>
              <text:p text:style-name="P62">Utiliser la fonction de hachage f(x,y)=y+(x+y)(x+y+1)2f(x,y)=y+2(x+y)(x+y+1)​ pour calculer la clé à partir des coordonnées (x, y) d'un point.</text:p>
            </text:list-item>
            <text:list-item>
              <text:p text:style-name="P63">Tester cette fonction avec différentes valeurs de x et y pour vérifier si elle produit des clés appropriées.</text:p>
            </text:list-item>
          </text:list>
        </text:list-item>
      </text:list>
      <text:p text:style-name="P11">Voilà les valeurs obtenues : </text:p>
      <text:p text:style-name="P11">4 8 13 19 26 34 43 53 64 76 7 12 18 25 33 42 52 63 75 88 11 17 24 32 41 51 62 74 87 101 16 23 31 40 50 61 73 86 100 115 22 30 39 49 60 72 85 99 114 130 29 38 48 59 71 84 98 113 129 146 37 47 58 70 83 97 112 128 145 163 46 57 69 82 96 111 127 144 162 181 56 68 81 95 110 126 143 161 180 200 67 80 94 109 125 142 160 179 199 220</text:p>
      <text:p text:style-name="P11">- Oui la fonction semble appropriées et les valeurs bien distancées.</text:p>
      <text:p text:style-name="P11"/>
      <text:h text:style-name="P17" text:outline-level="4" text:is-list-header="true">Q 4.3 : Fonction de hachage pour la table de hachage</text:h>
      <text:list text:style-name="L22">
        <text:list-item>
          <text:list>
            <text:list-item>
              <text:p text:style-name="P64">Utiliser la fonction de hachage h(k)=⌊M(kA−⌊kA⌋)⌋ où A = <text:span text:style-name="T14">(</text:span>√5−1<text:span text:style-name="T14">)</text:span>/2 </text:p>
            </text:list-item>
          </text:list>
        </text:list-item>
      </text:list>
      <text:list text:style-name="L23">
        <text:list-item>
          <text:list>
            <text:list-item>
              <text:p text:style-name="P65">​−1​ pour toute clé k.</text:p>
            </text:list-item>
            <text:list-item>
              <text:p text:style-name="P66">Tester expérimentalement différentes valeurs de M pour déterminer celle qui convient le mieux.</text:p>
            </text:list-item>
          </text:list>
        </text:list-item>
      </text:list>
      <text:h text:style-name="P24" text:outline-level="4" text:is-list-header="true"><text:span text:style-name="T5">Q 4.4 : Fonction </text:span><text:span text:style-name="Source_20_Text"><text:span text:style-name="T5">rechercheCreeNoeudHachage(Reseau* R, TableHachage* H, double x, double y)</text:span></text:span></text:h>
      <text:list text:style-name="L24">
        <text:list-item>
          <text:list>
            <text:list-item>
              <text:p text:style-name="P67">Calculer la clé à partir des coordonnées (x, y) à l'aide de la fonction de hachage.</text:p>
            </text:list-item>
            <text:list-item>
              <text:p text:style-name="P67">Rechercher le nœud correspondant dans le bucket correspondant à cette clé.</text:p>
            </text:list-item>
            <text:list-item>
              <text:p text:style-name="P68">Si le nœud n'existe pas, le créer et l'ajouter à la fois dans la table de hachage et dans la liste des nœuds du réseau.</text:p>
            </text:list-item>
          </text:list>
        </text:list-item>
      </text:list>
      <text:h text:style-name="P24" text:outline-level="4" text:is-list-header="true"><text:span text:style-name="T5">Q 4.5 : Fonction </text:span><text:span text:style-name="Source_20_Text"><text:span text:style-name="T5">reconstitueReseauHachage(Chaines *C, int M)</text:span></text:span></text:h>
      <text:list text:style-name="L25">
        <text:list-item>
          <text:list>
            <text:list-item>
              <text:p text:style-name="P69">Créer une table de hachage de taille M.</text:p>
            </text:list-item>
            <text:list-item>
              <text:p text:style-name="P69">Parcourir la liste des chaînes.</text:p>
            </text:list-item>
            <text:list-item>
              <text:p text:style-name="P89"><text:span text:style-name="T5">Pour chaque point dans chaque chaîne, utiliser la fonction </text:span><text:span text:style-name="Source_20_Text"><text:span text:style-name="T5">rechercheCreeNoeudHachage</text:span></text:span><text:span text:style-name="T5"> pour récupérer ou créer le nœud correspondant.</text:span></text:p>
            </text:list-item>
            <text:list-item>
              <text:p text:style-name="P69">Construire les liaisons entre les nœuds comme dans l'exercice précédent.</text:p>
            </text:list-item>
            <text:list-item>
              <text:p text:style-name="P70">Retourner le réseau reconstruit.</text:p>
            </text:list-item>
          </text:list>
        </text:list-item>
      </text:list>
      <text:p text:style-name="P2"/>
      <text:p text:style-name="P10">Jeux d’essais utilis<text:span text:style-name="T8">é</text:span>s :</text:p>
      <text:p text:style-name="P7"><text:span text:style-name="Strong_20_Emphasis"><text:span text:style-name="T9"><text:s text:c="7"/></text:span></text:span><text:span text:style-name="Strong_20_Emphasis"><text:span text:style-name="T10">1.</text:span></text:span><text:span text:style-name="Strong_20_Emphasis"><text:span text:style-name="T9"> </text:span></text:span><text:span text:style-name="Strong_20_Emphasis"><text:span text:style-name="T5">Jeux d'essais pour la création de la table de hachage :</text:span></text:span></text:p>
      <text:list text:style-name="L26">
        <text:list-item>
          <text:list>
            <text:list-item>
              <text:p text:style-name="P71">Tester différents jeux de données avec des points de différentes configurations pour évaluer l'efficacité de la fonction de hachage.</text:p>
            </text:list-item>
          </text:list>
        </text:list-item>
        <text:list-item>
          <text:p text:style-name="P90"><text:span text:style-name="Strong_20_Emphasis"><text:span text:style-name="T5">Jeux d'essais pour la recherche et la création de nœuds :</text:span></text:span></text:p>
          <text:list>
            <text:list-item>
              <text:p text:style-name="P71">Utiliser des points déjà présents dans la table de hachage ainsi que des points nouveaux pour tester la fonction de recherche et de création de nœuds.</text:p>
            </text:list-item>
          </text:list>
        </text:list-item>
        <text:list-item>
          <text:p text:style-name="P90"><text:soft-page-break/><text:span text:style-name="Strong_20_Emphasis"><text:span text:style-name="T5">Jeux d'essais pour la reconstruction du réseau :</text:span></text:span></text:p>
          <text:list>
            <text:list-item>
              <text:p text:style-name="P72">Utiliser différentes tailles de tables de hachage et différentes configurations de chaînes pour évaluer l'efficacité de la reconstruction du réseau.</text:p>
            </text:list-item>
          </text:list>
        </text:list-item>
      </text:list>
      <text:h text:style-name="P25" text:outline-level="4">Analyse des performances :</text:h>
      <text:p text:style-name="P14">Les performances de ce programme dépendent de la taille du réseau et du nombre de chaînes à reconstituer. Des optimisations pourraient être envisagées si nécessaire pour améliorer les performances dans des cas d'utilisation intensifs.</text:p>
      <text:p text:style-name="P2"/>
      <text:p text:style-name="P2">Cet exercice nous permet d'utiliser une table de hachage pour accélérer la reconstruction du réseau à partir d'une liste de chaînes. En utilisant une fonction de hachage efficace et en gérant les collisions, nous pouvons optimiser la vitesse de reconstitution du réseau.</text:p>
      <text:p text:style-name="P1"><text:span text:style-name="T13"/></text:p>
      <text:h text:style-name="P16" text:outline-level="3">Exercice 5 – Troisième méthode : stockage par arbre quaternaire</text:h>
      <text:h text:style-name="Heading_20_4" text:outline-level="4">Description du sujet :</text:h>
      <text:p text:style-name="Text_20_body">Dans cet exercice, nous allons utiliser un arbre quaternaire pour reconstituer le réseau. L'arbre quaternaire permettra une recherche rapide des nœuds déjà présents dans le réseau. Chaque nœud de notre réseau sera stocké au niveau des feuilles de l'arbre quaternaire, où chaque feuille représente une cellule rectangulaire dans un espace à deux dimensions. Nous utiliserons une structure ArbreQuat pour représenter l'arbre quaternaire, où chaque nœud possède quatre fils représentant les parties nord-ouest, nord-est, sud-est et sud-ouest de l'espace par rapport à son centre.</text:p>
      <text:h text:style-name="Heading_20_4" text:outline-level="4">Structures manipulées et description du code :</text:h>
      <text:p text:style-name="Text_20_body">Nous utiliserons une structure ArbreQuat pour représenter l'arbre quaternaire, avec des champs pour les coordonnées du centre de la cellule, la longueur et la hauteur de la cellule, un pointeur vers un nœud du réseau, et quatre pointeurs vers les sous-arbres nord-ouest, nord-est, sud-ouest et sud-est. Nous implémenterons des fonctions pour déterminer les coordonnées minimales et maximales des points constituant les différentes chaînes du réseau, pour créer une cellule de l'arbre quaternaire, pour insérer un nœud dans l'arbre quaternaire, pour rechercher ou créer un nœud dans l'arbre quaternaire, et enfin pour reconstruire le réseau à partir de la liste des chaînes en utilisant l'arbre quaternaire.</text:p>
      <text:h text:style-name="Heading_20_4" text:outline-level="4">Description schématique des algorithmes :</text:h>
      <text:list text:style-name="L27">
        <text:list-item>
          <text:p text:style-name="P92"><text:span text:style-name="Strong_20_Emphasis">Fonction chaineCoordMinMax</text:span> : Cette fonction détermine les coordonnées minimales et maximales des points constituant les différentes chaînes du réseau en parcourant la liste des chaînes.</text:p>
        </text:list-item>
        <text:list-item>
          <text:p text:style-name="P92"><text:span text:style-name="Strong_20_Emphasis">Fonction creerArbreQuat</text:span> : Cette fonction crée une cellule de l'arbre quaternaire avec les coordonnées du centre, la longueur et la hauteur spécifiées.</text:p>
        </text:list-item>
        <text:list-item>
          <text:p text:style-name="P92"><text:span text:style-name="Strong_20_Emphasis">Fonction insererNoeudArbre</text:span> : Cette fonction insère un nœud du réseau dans l'arbre quaternaire. Elle gère trois cas : arbre vide, feuille et cellule interne, en divisant récursivement la cellule en quatre si nécessaire.</text:p>
        </text:list-item>
        <text:list-item>
          <text:p text:style-name="P92"><text:soft-page-break/><text:span text:style-name="Strong_20_Emphasis">Fonction rechercheCreeNoeudArbre</text:span> : Cette fonction recherche ou crée un nœud dans l'arbre quaternaire à partir des coordonnées spécifiées. Elle gère les mêmes cas que la fonction d'insertion.</text:p>
        </text:list-item>
        <text:list-item>
          <text:p text:style-name="P91"><text:span text:style-name="Strong_20_Emphasis">Fonction reconstitueReseauArbre</text:span> : Cette fonction reconstruit le réseau à partir de la liste des chaînes en utilisant l'arbre quaternaire. Elle parcourt les chaînes, recherche ou crée les nœuds à l'aide de la fonction précédente, puis ajoute les liaisons et les commodités au réseau.</text:p>
        </text:list-item>
      </text:list>
      <text:h text:style-name="Heading_20_4" text:outline-level="4"><text:span text:style-name="Strong_20_Emphasis">Q 5.1 : Structure de l'arbre quaternaire</text:span></text:h>
      <text:list text:style-name="L28">
        <text:list-item>
          <text:p text:style-name="P94">L'arbre quaternaire est représenté par une structure ArbreQuat.</text:p>
        </text:list-item>
        <text:list-item>
          <text:p text:style-name="P94">Cette structure contient les informations suivantes :</text:p>
          <text:list>
            <text:list-item>
              <text:p text:style-name="P94">Les coordonnées du centre de la cellule (xc, yc).</text:p>
            </text:list-item>
            <text:list-item>
              <text:p text:style-name="P94">La longueur de la cellule (coteX) et sa hauteur (coteY).</text:p>
            </text:list-item>
            <text:list-item>
              <text:p text:style-name="P94">Un pointeur vers un nœud du réseau.</text:p>
            </text:list-item>
            <text:list-item>
              <text:p text:style-name="P93">Quatre pointeurs vers les sous-arbres nord-ouest (no), nord-est (ne), sud-ouest (so) et sud-est (se).</text:p>
            </text:list-item>
          </text:list>
        </text:list-item>
      </text:list>
      <text:h text:style-name="Heading_20_4" text:outline-level="4"><text:span text:style-name="Strong_20_Emphasis">Q 5.2 : Fonction de création de l'arbre quaternaire</text:span></text:h>
      <text:list text:style-name="L29">
        <text:list-item>
          <text:p text:style-name="P96">La fonction creerArbreQuat(double xc, double yc, double coteX, double coteY) permet de créer une cellule de l'arbre quaternaire.</text:p>
        </text:list-item>
        <text:list-item>
          <text:p text:style-name="P96">Elle prend en paramètres les coordonnées du centre de la cellule (xc, yc), ainsi que sa longueur (coteX) et sa hauteur (coteY).</text:p>
        </text:list-item>
        <text:list-item>
          <text:p text:style-name="P95">Cette fonction initialise le nœud du réseau à NULL et les sous-arbres à NULL.</text:p>
        </text:list-item>
      </text:list>
      <text:h text:style-name="Heading_20_4" text:outline-level="4"><text:span text:style-name="Strong_20_Emphasis">Q 5.3 : Fonction d'insertion de nœud dans l'arbre</text:span></text:h>
      <text:list text:style-name="L30">
        <text:list-item>
          <text:p text:style-name="P98">La fonction insererNoeudArbre(Noeud* n, ArbreQuat** a, ArbreQuat* parent) permet d'insérer un nœud du réseau dans l'arbre quaternaire.</text:p>
        </text:list-item>
        <text:list-item>
          <text:p text:style-name="P98">Elle prend en paramètres le nœud à insérer (n), l'adresse de la racine de l'arbre (a) et le parent de la cellule actuelle (parent).</text:p>
        </text:list-item>
        <text:list-item>
          <text:p text:style-name="P97">Cette fonction gère les cas d'arbre vide, de feuille et de cellule interne pour effectuer l'insertion de manière récursive.</text:p>
        </text:list-item>
      </text:list>
      <text:h text:style-name="Heading_20_4" text:outline-level="4"><text:span text:style-name="Strong_20_Emphasis">Q 5.4 : Fonction de recherche ou création de nœud dans l'arbre</text:span></text:h>
      <text:list text:style-name="L31">
        <text:list-item>
          <text:p text:style-name="P100">La fonction rechercheCreeNoeudArbre(Reseau* R, ArbreQuat** a, ArbreQuat* parent, double x, double y) permet de rechercher un nœud dans l'arbre quaternaire à partir des coordonnées (x, y).</text:p>
        </text:list-item>
        <text:list-item>
          <text:p text:style-name="P100">Si le nœud n'existe pas, la fonction le crée et l'ajoute à la fois dans l'arbre et dans la liste des nœuds du réseau.</text:p>
        </text:list-item>
        <text:list-item>
          <text:p text:style-name="P99">Elle utilise une recherche récursive dans l'arbre pour localiser le nœud.</text:p>
        </text:list-item>
      </text:list>
      <text:h text:style-name="Heading_20_4" text:outline-level="4"><text:span text:style-name="Strong_20_Emphasis">Q 5.5 : Fonction de reconstruction du réseau à partir de l'arbre</text:span></text:h>
      <text:list text:style-name="L32">
        <text:list-item>
          <text:p text:style-name="P102">La fonction reconstitueReseauArbre(Chaines* C) permet de reconstruire le réseau à partir des chaînes de points en utilisant l'arbre quaternaire.</text:p>
        </text:list-item>
        <text:list-item>
          <text:p text:style-name="P102">Elle crée un arbre quaternaire, puis parcourt chaque point de chaque chaîne.</text:p>
        </text:list-item>
        <text:list-item>
          <text:p text:style-name="P102"><text:soft-page-break/>Pour chaque point, elle utilise la fonction rechercheCreeNoeudArbre pour récupérer ou créer le nœud correspondant dans l'arbre.</text:p>
        </text:list-item>
        <text:list-item>
          <text:p text:style-name="P102">Enfin, elle construit les liaisons entre les nœuds comme dans les exercices précédents.</text:p>
        </text:list-item>
        <text:list-item>
          <text:p text:style-name="P101">Le réseau reconstruit est ensuite retourné.</text:p>
        </text:list-item>
      </text:list>
      <text:p text:style-name="P4"><text:span text:style-name="T5"/></text:p>
      <text:p text:style-name="Text_20_body"><text:span text:style-name="Strong_20_Emphasis"><text:span text:style-name="T15">Jeux d'essais utilisés :</text:span></text:span></text:p>
      <text:list text:style-name="L33">
        <text:list-item>
          <text:p text:style-name="P104"><text:span text:style-name="Strong_20_Emphasis">Jeux d'essais pour la création de l'arbre quaternaire :</text:span></text:p>
          <text:list>
            <text:list-item>
              <text:p text:style-name="P104">Création de différents ensembles de points avec des configurations variées.</text:p>
            </text:list-item>
            <text:list-item>
              <text:p text:style-name="P104">Test de la fonction de création de l'arbre quaternaire avec ces ensembles de points pour évaluer son efficacité.</text:p>
            </text:list-item>
          </text:list>
        </text:list-item>
        <text:list-item>
          <text:p text:style-name="P104"><text:span text:style-name="Strong_20_Emphasis">Jeux d'essais pour l'insertion et la recherche de nœuds :</text:span></text:p>
          <text:list>
            <text:list-item>
              <text:p text:style-name="P104">Utilisation de points déjà présents dans l'arbre quaternaire.</text:p>
            </text:list-item>
            <text:list-item>
              <text:p text:style-name="P104">Ajout de nouveaux points pour tester la fonction d'insertion et de recherche de nœuds.</text:p>
            </text:list-item>
          </text:list>
        </text:list-item>
        <text:list-item>
          <text:p text:style-name="P104"><text:span text:style-name="Strong_20_Emphasis">Jeux d'essais pour la reconstruction du réseau :</text:span></text:p>
          <text:list>
            <text:list-item>
              <text:p text:style-name="P104">Utilisation de différentes tailles de tables de hachage.</text:p>
            </text:list-item>
            <text:list-item>
              <text:p text:style-name="P104">Utilisation de différentes configurations de chaînes de points.</text:p>
            </text:list-item>
            <text:list-item>
              <text:p text:style-name="P103">Évaluation de la performance de la reconstruction du réseau en fonction de ces variations.</text:p>
            </text:list-item>
          </text:list>
        </text:list-item>
      </text:list>
      <text:p text:style-name="Text_20_body"/>
      <text:h text:style-name="Heading_20_4" text:outline-level="4" text:is-list-header="true">Analyse des performances :</text:h>
      <text:p text:style-name="Text_20_body">Les performances de cette méthode dépendent de la structure et de l'efficacité de l'arbre quaternaire, ainsi que de la qualité de la fonction de recherche et d'insertion. Des tests expérimentaux seront effectués pour évaluer la vitesse de recherche et d'insertion dans l'arbre quaternaire, ainsi que la vitesse de reconstruction du réseau. Des optimisations pourraient être envisagées si nécessaire pour améliorer les performances dans des cas d'utilisation intensifs.</text:p>
      <text:p text:style-name="P1"><text:span text:style-name="T3"/></text:p>
      <text:p text:style-name="P108"><text:span text:style-name="T4">Exercice 6 – Comparaison des trois structures (TME9) </text:span></text:p>
      <text:p text:style-name="Text_20_body"><text:span text:style-name="Strong_20_Emphasis">Reformulation courte du sujet :</text:span><text:line-break/>Dans cet exercice, nous comparons les temps de calcul de trois structures de données pour tester l'existence d'un nœud dans un réseau : la liste chaînée, la table de hachage et l'arbre quaternaire.</text:p>
      <text:p text:style-name="Text_20_body"><text:span text:style-name="Strong_20_Emphasis">Description des structures manipulées et du code :</text:span><text:line-break/>Nous avons créé des fichiers .h et .c pour chaque structure de données ainsi qu'un fichier principal (main ou script). Chaque fichier .h contient les déclarations des structures et des fonctions, tandis que les fichiers .c implémentent ces fonctions.</text:p>
      <text:list text:style-name="L36">
        <text:list-item>
          <text:p text:style-name="P112"><text:span text:style-name="Strong_20_Emphasis">Liste chaînée :</text:span> Utilisée pour stocker les nœuds du réseau. La structure Node contient les coordonnées du nœud et un pointeur vers le nœud suivant.</text:p>
        </text:list-item>
        <text:list-item>
          <text:p text:style-name="P112"><text:span text:style-name="Strong_20_Emphasis">Table de hachage :</text:span> Implémentée à l'aide d'une structure TableHachage avec gestion des collisions par chaînage. La structure contient un tableau de pointeurs vers des listes de nœuds.</text:p>
        </text:list-item>
        <text:list-item>
          <text:p text:style-name="P111"><text:soft-page-break/><text:span text:style-name="Strong_20_Emphasis">Arbre quaternaire :</text:span> Représenté par une structure ArbreQuat. Chaque nœud contient des coordonnées, des informations sur la cellule, un pointeur vers un nœud du réseau et quatre pointeurs vers des sous-arbres.</text:p>
        </text:list-item>
      </text:list>
      <text:p text:style-name="Text_20_body">Nous avons créé des fonctions pour chaque structure de données : création, insertion, recherche et reconstruction du réseau. Les fichiers .h contiennent les prototypes de ces fonctions.</text:p>
      <text:p text:style-name="Text_20_body"><text:span text:style-name="Strong_20_Emphasis">Description schématique des algorithmes :</text:span><text:line-break/>Chaque structure de données utilise des algorithmes spécifiques pour les opérations de création, insertion, recherche et reconstruction du réseau. Par exemple, l'arbre quaternaire divise récursivement l'espace en quatre pour l'insertion et la recherche des nœuds.</text:p>
      <text:p text:style-name="Text_20_body"/>
      <text:p text:style-name="Text_20_body"><text:span text:style-name="Strong_20_Emphasis">Réponses aux questions :</text:span></text:p>
      <text:p text:style-name="Text_20_body"><text:span text:style-name="Strong_20_Emphasis">Q 6.1 : Création d'un programme principal pour comparer les temps de calcul :</text:span></text:p>
      <text:list text:style-name="L37">
        <text:list-item>
          <text:p text:style-name="P114">Nous avons développé un programme principal (main ou script) qui exécute automatiquement les trois fonctions de reconstruction du réseau : utilisant la liste chaînée, la table de hachage et l'arbre quaternaire.</text:p>
        </text:list-item>
        <text:list-item>
          <text:p text:style-name="P114">Le programme mesure et enregistre les temps de calcul de chaque méthode pour les différentes instances fournies.</text:p>
        </text:list-item>
        <text:list-item>
          <text:p text:style-name="P113">Nous observons les différences de temps de calcul entre les trois structures de données pour évaluer leur efficacité respective.</text:p>
        </text:list-item>
      </text:list>
      <text:p text:style-name="Text_20_body"><text:span text:style-name="Strong_20_Emphasis">Q 6.2 : Génération de données aléatoires pour la comparaison des temps de calcul :</text:span></text:p>
      <text:list text:style-name="L38">
        <text:list-item>
          <text:p text:style-name="P116">Nous avons créé une fonction <text:span text:style-name="Source_20_Text">Chaines* generationAleatoire(int nbChaines,int nbPointsChaine,int xmax, int ymax)</text:span> pour générer des chaînes de points aléatoires.</text:p>
        </text:list-item>
        <text:list-item>
          <text:p text:style-name="P116">Cette fonction génère un nombre spécifié de chaînes, avec un nombre spécifié de points par chaîne, et des coordonnées maximales définies.</text:p>
        </text:list-item>
        <text:list-item>
          <text:p text:style-name="P115">Nous utilisons ces données aléatoires pour comparer les temps de calcul des trois structures de données dans des conditions aléatoires.</text:p>
        </text:list-item>
      </text:list>
      <text:p text:style-name="Text_20_body"><text:span text:style-name="Strong_20_Emphasis">Q 6.3 : Construction de graphiques pour visualiser les performances :</text:span></text:p>
      <text:list text:style-name="L39">
        <text:list-item>
          <text:p text:style-name="P118">Nous créons des graphiques qui présentent le nombre de points total des chaînes en abscisse et le temps de calcul en ordonnée.</text:p>
        </text:list-item>
        <text:list-item>
          <text:p text:style-name="P118">Pour la liste chaînée, nous utilisons un graphique distinct.</text:p>
        </text:list-item>
        <text:list-item>
          <text:p text:style-name="P118">Pour la table de hachage et l'arbre quaternaire, nous regroupons les résultats dans un seul graphique pour une comparaison directe.</text:p>
        </text:list-item>
        <text:list-item>
          <text:p text:style-name="P117">Nous utilisons des données telles que <text:span text:style-name="Source_20_Text">nbPointsChaine = 100</text:span>, <text:span text:style-name="Source_20_Text">xmax = 5000</text:span>, <text:span text:style-name="Source_20_Text">ymax = 5000</text:span>, en faisant varier le nombre de chaînes de 500 à 5000 par pas de 500.</text:p>
        </text:list-item>
      </text:list>
      <text:p text:style-name="Text_20_body"><text:span text:style-name="Strong_20_Emphasis">Q 6.4 : Analyse des résultats :</text:span></text:p>
      <text:list text:style-name="L40">
        <text:list-item>
          <text:p text:style-name="P120">Nous analysons les résultats expérimentaux pour évaluer la performance relative des trois structures de données.</text:p>
        </text:list-item>
        <text:list-item>
          <text:p text:style-name="P120">Nous comparons les temps de calcul dans différentes conditions, en particulier pour les données aléatoires générées.</text:p>
        </text:list-item>
        <text:list-item>
          <text:p text:style-name="P119"><text:soft-page-break/>Nous discutons des avantages et des inconvénients de chaque structure de données en fonction des résultats obtenus.</text:p>
        </text:list-item>
      </text:list>
      <text:p text:style-name="Text_20_body"/>
      <text:p text:style-name="P132"><text:span text:style-name="Strong_20_Emphasis"><text:span text:style-name="T15">Jeux d'essais utilisés :</text:span></text:span></text:p>
      <text:p text:style-name="P132">1. Jeux d'essais pour la création du graphe à partir d'un réseau :</text:p>
      <text:p text:style-name="P132"><text:tab/>◦ Utilisation de réseaux de différentes tailles avec des configurations variées. </text:p>
      <text:p text:style-name="P132"><text:tab/>◦ Évaluation de la fonction <text:span text:style-name="Source_20_Text">creerGraphe</text:span> avec ces réseaux pour vérifier sa capacité à créer un graphe correspondant. </text:p>
      <text:p text:style-name="P132">2. Jeux d'essais pour le calcul du plus petit nombre d'arêtes d'une chaîne entre deux sommets :</text:p>
      <text:p text:style-name="P132"><text:tab/>◦ Utilisation de différentes paires de sommets dans le graphe. </text:p>
      <text:p text:style-name="P132"><text:tab/>◦ Test de la fonction de parcours en largeur pour calculer le plus petit nombre d'arêtes entre ces paires de sommets. </text:p>
      <text:p text:style-name="P132">3. Jeux d'essais pour stocker l'arborescence des chemins et reconstruire une chaîne de u à v :</text:p>
      <text:p text:style-name="P132"><text:tab/>◦ Utilisation de différentes configurations de l'arborescence des chemins dans le graphe. </text:p>
      <text:p text:style-name="P132"><text:tab/>◦ Transformation des données d'arborescence en chaînes de sommets.</text:p>
      <text:p text:style-name="P132">4. Jeux d'essais pour réorganiser le réseau et vérifier les conditions spécifiées :</text:p>
      <text:p text:style-name="P132"><text:tab/>◦ Utilisation de réseaux avec différentes valeurs de γ. </text:p>
      <text:p text:style-name="P132"><text:tab/>◦ Évaluation de la fonction <text:span text:style-name="Source_20_Text">reorganiseReseau</text:span> pour vérifier si le nombre de chaînes passant par chaque arête est inférieur à γ. </text:p>
      <text:p text:style-name="Text_20_body"/>
      <text:p text:style-name="P131"><text:span text:style-name="Strong_20_Emphasis"><text:span text:style-name="T15"/></text:span></text:p>
      <text:p text:style-name="Text_20_body"><text:span text:style-name="Strong_20_Emphasis">Analyse des performances :</text:span><text:line-break/>Nous analysons les résultats expérimentaux pour évaluer la vitesse de recherche et de création de nœuds dans le réseau pour chaque structure de données. Cela nous permet de déterminer quelle structure est la plus efficace dans différentes situations et de discuter des avantages et des inconvénients de chacune.</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28"><text:soft-page-break/>Partie 2: Réorganisation du Réseau</text:p>
      <text:p text:style-name="P27"><text:span text:style-name="T3"><text:line-break/>La deuxième partie du projet consiste à réorganiser les attributions de fibres de chaque opérateur dans le réseau, afin d'optimiser l'utilisation des câbles et de réduire les problèmes de sur-exploitation et de longueurs excessives. Cette partie implique la réattribution des chaînes de fibres optiques aux opérateurs pour obtenir un réseau mieux réparti et plus efficace.<text:line-break/></text:span></text:p>
      <text:p text:style-name="P27"><text:span text:style-name="T3"/></text:p>
      <text:p text:style-name="P27"><text:span text:style-name="T3"/></text:p>
      <text:p text:style-name="P73"><text:span text:style-name="Strong_20_Emphasis"><text:span text:style-name="T3">Exercice 7 – Parcours en largeur (TME10)</text:span></text:span></text:p>
      <text:p text:style-name="Text_20_body"><text:span text:style-name="Strong_20_Emphasis">Reformulation courte du sujet :</text:span> Dans cet exercice, nous travaillons avec une structure de graphe fournie. Nous devons écrire des fonctions pour créer un graphe à partir d'un réseau, calculer le plus petit nombre d'arêtes d'une chaîne entre deux sommets, stocker l'arborescence des chemins, et réorganiser le réseau en vérifiant certaines conditions.</text:p>
      <text:p text:style-name="Text_20_body"><text:span text:style-name="Strong_20_Emphasis">Description des structures manipulées et du code :</text:span> Nous utilisons la structure de graphe fournie, qui comprend des sommets, des arêtes, des commodités, etc. Nous allons implémenter des fonctions pour manipuler ce graphe et réaliser des opérations spécifiques.</text:p>
      <text:p text:style-name="Text_20_body"><text:span text:style-name="Strong_20_Emphasis">Réponses aux questions :</text:span></text:p>
      <text:p text:style-name="Text_20_body"><text:span text:style-name="Strong_20_Emphasis">Q 7.1 : Création d'une fonction pour créer un graphe à partir d'un réseau :</text:span></text:p>
      <text:list text:style-name="L41">
        <text:list-item>
          <text:p text:style-name="P122">Nous écrivons une fonction <text:span text:style-name="Source_20_Text">Graphe* creerGraphe(Reseau* r)</text:span> qui crée un graphe à partir d'un réseau.</text:p>
        </text:list-item>
        <text:list-item>
          <text:p text:style-name="P122">Cette fonction garantit que le numéro des nœuds dans le graphe correspond à leur position dans le tableau de sommets.</text:p>
        </text:list-item>
        <text:list-item>
          <text:p text:style-name="P121">Chaque arête {u, v} du graphe est allouée une seule fois mais apparaît dans la liste des voisins du sommet u et du sommet v dans le graphe.</text:p>
        </text:list-item>
      </text:list>
      <text:p text:style-name="Text_20_body"><text:span text:style-name="Strong_20_Emphasis">Q 7.2 : Codage d'une fonction pour trouver le plus petit nombre d'arêtes d'une chaîne entre deux sommets :</text:span></text:p>
      <text:list text:style-name="L42">
        <text:list-item>
          <text:p text:style-name="P124">Nous implémentons une fonction qui utilise un parcours en largeur pour trouver le plus petit nombre d'arêtes d'une chaîne entre deux sommets u et v.</text:p>
        </text:list-item>
        <text:list-item>
          <text:p text:style-name="P123">Nous utilisons la bibliothèque File fournie pour coder la bordure de manière efficace.</text:p>
        </text:list-item>
      </text:list>
      <text:p text:style-name="Text_20_body"><text:span text:style-name="Strong_20_Emphasis">Q 7.3 : Proposition d'une façon de stocker l'arborescence des chemins et transformation de la fonction précédente :</text:span></text:p>
      <text:list text:style-name="L43">
        <text:list-item>
          <text:p text:style-name="P126">Nous proposons une manière de stocker l'arborescence des chemins issus de u dans la fonction précédente.</text:p>
        </text:list-item>
        <text:list-item>
          <text:p text:style-name="P126">Nous déduisons de cette arborescence une chaîne de u à v.</text:p>
        </text:list-item>
        <text:list-item>
          <text:p text:style-name="P125"><text:soft-page-break/>Nous transformons notre fonction pour qu'elle retourne une liste d'entiers correspondant à cette chaîne.</text:p>
        </text:list-item>
      </text:list>
      <text:p text:style-name="Text_20_body"><text:span text:style-name="Strong_20_Emphasis">Q 7.4 : Proposition d'une fonction pour réorganiser le réseau et vérifier certaines conditions :</text:span></text:p>
      <text:list text:style-name="L44">
        <text:list-item>
          <text:p text:style-name="P128">Nous proposons une fonction <text:span text:style-name="Source_20_Text">int reorganiseReseau(Reseau* r)</text:span> qui réalise plusieurs opérations :</text:p>
          <text:list>
            <text:list-item>
              <text:p text:style-name="P128">Création du graphe correspondant au réseau.</text:p>
            </text:list-item>
            <text:list-item>
              <text:p text:style-name="P128">Calcul de la plus courte chaîne pour chaque commodité.</text:p>
            </text:list-item>
            <text:list-item>
              <text:p text:style-name="P128">Vérification si pour toute arête du graphe, le nombre de chaînes qui passent par cette arête est inférieur à γ.</text:p>
            </text:list-item>
          </text:list>
        </text:list-item>
        <text:list-item>
          <text:p text:style-name="P127">Nous créons une matrice permettant de compter le nombre de chaînes passant par chaque arête {u, v}.</text:p>
        </text:list-item>
      </text:list>
      <text:p text:style-name="Text_20_body"><text:span text:style-name="Strong_20_Emphasis">Q 7.5 : Test de la fonction </text:span><text:span text:style-name="Strong_20_Emphasis"><text:span text:style-name="Source_20_Text">reorganiseReseau</text:span></text:span><text:span text:style-name="Strong_20_Emphasis"> sur plusieurs instances et analyse des résultats :</text:span></text:p>
      <text:list text:style-name="L45">
        <text:list-item>
          <text:p text:style-name="P130">Nous testons notre fonction <text:span text:style-name="Source_20_Text">reorganiseReseau</text:span> sur plusieurs instances de réseaux.</text:p>
        </text:list-item>
        <text:list-item>
          <text:p text:style-name="P130">Nous analysons les résultats pour évaluer la conformité des conditions spécifiées dans la question.</text:p>
        </text:list-item>
        <text:list-item>
          <text:p text:style-name="P129">Nous proposons des améliorations potentielles pour cette fonction.</text:p>
        </text:list-item>
      </text:list>
      <text:p text:style-name="P132"><text:span text:style-name="Strong_20_Emphasis"><text:span text:style-name="T15">Jeux d'essais utilisés :</text:span></text:span> Nous utiliserons différents ensembles de données pour valider le code et évaluer les performances des programmes. Cela comprend des données pré-définies ainsi que des données générées aléatoirement.</text:p>
      <text:p text:style-name="Text_20_body"><text:span text:style-name="Strong_20_Emphasis">Analyse des performances :</text:span> Nous analyserons les résultats expérimentaux pour évaluer la vitesse et l'efficacité des algorithmes implémentés. Cela nous permettra de discuter des performances et des limitations de nos solutions.</text:p>
      <text:p text:style-name="P1"><text:span text:style-name="T3"/></text:p>
      <text:p text:style-name="P1"><text:span text:style-name="T3"/></text:p>
      <text:p text:style-name="P1"/>
      <text:p text:style-name="P1"/>
      <text:p text:style-name="P1"/>
      <text:p text:style-name="P1"/>
      <text:p text:style-name="P1"><text:line-break/>Conclusion<text:line-break/>En conclusion, ce projet a permis de concevoir et d'implémenter des algorithmes efficaces pour la reconstitution et la réorganisation d'un réseau de fibres optiques. Les différentes étapes ont été détaillées et chaque exercice a été abordé avec précision, aboutissant à un programme fonctionnel capable de répondre aux exigences du projet. Ce travail a été réalisé en binôme conformément aux directives du projet, et les résultats obtenus sont présentés dans ce rappor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3T22:59:46.030000000</meta:creation-date>
    <dc:date>2024-04-27T18:06:47.536000000</dc:date>
    <meta:editing-duration>P2DT1H5M6S</meta:editing-duration>
    <meta:editing-cycles>6</meta:editing-cycles>
    <meta:generator>LibreOffice/24.2.1.2$Windows_X86_64 LibreOffice_project/db4def46b0453cc22e2d0305797cf981b68ef5ac</meta:generator>
    <meta:document-statistic meta:table-count="0" meta:image-count="0" meta:object-count="0" meta:page-count="15" meta:paragraph-count="286" meta:word-count="5475" meta:character-count="34300" meta:non-whitespace-character-count="29126"/>
  </office:meta>
</office:document-meta>
</file>